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Monospace" svg:font-family="Monospace" style:font-pitch="fixed"/>
    <style:font-face style:name="Courier" svg:font-family="Courier"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Heading_20_1">
      <style:paragraph-properties fo:break-before="page"/>
    </style:style>
    <style:style style:name="P3" style:family="paragraph" style:parent-style-name="Text_20_body">
      <style:text-properties fo:font-size="10pt" style:font-size-asian="10pt" style:font-size-complex="10pt"/>
    </style:style>
    <style:style style:name="P4" style:family="paragraph" style:parent-style-name="Text_20_body">
      <style:paragraph-properties fo:margin-left="0in" fo:margin-right="0in" fo:text-align="start" style:justify-single-word="false" fo:text-indent="0in" style:auto-text-indent="false" style:text-autospace="none"/>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Text_20_body" style:master-page-name="Index">
      <style:paragraph-properties style:page-number="auto"/>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size="24pt"/>
    </style:style>
    <style:style style:name="T3" style:family="text">
      <style:text-properties fo:font-size="16pt" style:font-size-asian="16pt" style:font-size-complex="16pt"/>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ize="10pt" style:font-size-asian="10pt" style:font-size-complex="10pt"/>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8" style:family="text">
      <style:text-properties fo:font-size="10pt" fo:font-style="italic" fo:font-weight="bold" style:font-size-asian="10pt" style:font-style-asian="italic" style:font-weight-asian="bold" style:font-size-complex="10pt" style:font-style-complex="italic" style:font-weight-complex="bold"/>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0pt" fo:font-style="normal" fo:font-weight="bold" style:font-size-asian="10pt" style:font-style-asian="normal" style:font-weight-asian="bold" style:font-size-complex="10pt" style:font-style-complex="normal" style:font-weight-complex="bold"/>
    </style:style>
    <style:style style:name="T11" style:family="text">
      <style:text-properties fo:font-size="10pt" fo:font-style="normal" style:font-size-asian="10pt" style:font-style-asian="normal" style:font-size-complex="10pt" style:font-style-complex="normal"/>
    </style:style>
    <style:style style:name="T12" style:family="text">
      <style:text-properties fo:font-size="10pt" style:text-underline-style="none" fo:font-weight="normal" style:font-size-asian="10pt" style:font-weight-asian="normal" style:font-size-complex="10pt" style:font-weight-complex="normal"/>
    </style:style>
    <style:style style:name="T13" style:family="text">
      <style:text-properties fo:font-size="10pt" style:text-underline-style="none" fo:font-weight="bold" style:font-size-asian="10pt" style:font-weight-asian="bold" style:font-size-complex="10pt" style:font-weight-complex="bold"/>
    </style:style>
    <style:style style:name="T14" style:family="text">
      <style:text-properties fo:font-size="12pt" style:font-size-asian="12pt" style:font-size-complex="12pt"/>
    </style:style>
    <style:style style:name="T15" style:family="text">
      <style:text-properties fo:font-size="12pt" fo:font-style="italic" fo:font-weight="bold" style:font-size-asian="12pt" style:font-style-asian="italic" style:font-weight-asian="bold" style:font-size-complex="12pt" style:font-style-complex="italic" style:font-weight-complex="bold"/>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style="normal" style:font-size-asian="12pt" style:font-style-asian="normal" style:font-size-complex="12pt" style:font-style-complex="normal"/>
    </style:style>
    <style:style style:name="T18" style:family="text">
      <style:text-properties style:use-window-font-color="true" style:font-name="Bitstream Vera Sans1"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T19" style:family="text">
      <style:text-properties style:use-window-font-color="true" style:font-name="Bitstream Vera Sans1"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20" style:family="text">
      <style:text-properties style:font-name="Courier" fo:font-size="10pt" fo:font-weight="normal" style:font-size-asian="10pt" style:font-weight-asian="normal" style:font-size-complex="10pt" style:font-weight-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span text:style-name="Strong_20_Emphasis"><text:span text:style-name="T1">VLBI Software Documentation</text:span></text:span></text:p>
      <text:p text:style-name="Text_20_body"><text:span text:style-name="Strong_20_Emphasis"><text:span text:style-name="T1">Field System</text:span></text:span></text:p>
      <text:p text:style-name="Text_20_body"><text:span text:style-name="Strong_20_Emphasis"><text:span text:style-name="T2">Logpl2 </text:span></text:span><text:span text:style-name="Strong_20_Emphasis"><text:span text:style-name="T1">Tomas Gille, 10/06/08</text:span></text:span></text:p>
      <text:p text:style-name="Text_20_body"><text:span text:style-name="Strong_20_Emphasis"><text:span text:style-name="T1">version: 2.2.0</text:span></text:span></text:p>
      <text:p text:style-name="Text_20_body"><text:span text:style-name="Strong_20_Emphasis"><text:span text:style-name="T1">NVI Inc. GSFC</text:span></text:span></text:p>
      <text:p text:style-name="Text_20_body"><text:span text:style-name="Strong_20_Emphasis"><text:span text:style-name="T1">Program Reference Manual</text:span></text:span></text:p>
      <text:p text:style-name="P8"><text:span text:style-name="Strong_20_Emphasis"><text:span text:style-name="T2"/></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link-end/>
            <text:index-entry-chapter/>
            <text:index-entry-text/>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1.0 Introduction<text:tab/>4</text:p>
          <text:p text:style-name="P6">1.1 On Field System Log Files<text:tab/>4</text:p>
          <text:p text:style-name="P5">2.0 User's Guide – Graphical User Interface<text:tab/>4</text:p>
          <text:p text:style-name="P6">2.1 Getting started: the File Menu and the Main Screen<text:tab/>4</text:p>
          <text:p text:style-name="P7">2.1.1 The Open Log menu item<text:tab/>4</text:p>
          <text:p text:style-name="P7">2.1.2 The Close Log menu item<text:tab/>5</text:p>
          <text:p text:style-name="P7">2.1.3 The Edit I/O Settings menu item<text:tab/>5</text:p>
          <text:p text:style-name="P7">2.1.4 The Print Plot(s) menu item<text:tab/>5</text:p>
          <text:p text:style-name="P7">2.1.5 The List Log menu item<text:tab/>5</text:p>
          <text:p text:style-name="P7">2.1.6 The List Data menu item<text:tab/>5</text:p>
          <text:p text:style-name="P7">2.1.7 The Quit menu item<text:tab/>5</text:p>
          <text:p text:style-name="P7">2.1.8 The Plot Details box on the main screen<text:tab/>5</text:p>
          <text:p text:style-name="P6">2.2 Plotting Data – The Plotting menu<text:tab/>6</text:p>
          <text:p text:style-name="P7">2.2.1 Plot commands<text:tab/>6</text:p>
          <text:p text:style-name="P7">2.2.2 The Plot All command<text:tab/>6</text:p>
          <text:p text:style-name="P7">2.2.3 XY Plot...<text:tab/>6</text:p>
          <text:p text:style-name="P6">2.3 Manipulating the Plots – The Options menu<text:tab/>7</text:p>
          <text:p text:style-name="P7">2.3.1 The Connect data points option<text:tab/>7</text:p>
          <text:p text:style-name="P7">2.3.2 The Superimpose Next option<text:tab/>7</text:p>
          <text:p text:style-name="P7">2.3.3 The Superimpose All command<text:tab/>7</text:p>
          <text:p text:style-name="P7">2.3.4 The Split All command<text:tab/>7</text:p>
          <text:p text:style-name="P7">2.3.5 The Grid On/Off option<text:tab/>7</text:p>
          <text:p text:style-name="P7">2.3.6 The Log Scale On/Off option<text:tab/>7</text:p>
          <text:p text:style-name="P7">2.3.7 The Invert Scale On/Off option<text:tab/>7</text:p>
          <text:p text:style-name="P7">2.3.8 The Display Average option<text:tab/>7</text:p>
          <text:p text:style-name="P7">2.3.9 The Display Absolute Time option<text:tab/>8</text:p>
          <text:p text:style-name="P6">2.4 The Settings menu<text:tab/>8</text:p>
          <text:p text:style-name="P7">2.4.2 Editing the Control File<text:tab/>8</text:p>
          <text:p text:style-name="P6">2.5 The Help Menu<text:tab/>9</text:p>
          <text:p text:style-name="P6">2.6 Mouse Actions<text:tab/>10</text:p>
          <text:p text:style-name="P7">2.6.1 Selecting Plots<text:tab/>10</text:p>
          <text:p text:style-name="P7">2.6.2 Zooming Plots<text:tab/>10</text:p>
          <text:p text:style-name="P7">2.6.3 Deleting Single Points<text:tab/>10</text:p>
          <text:p text:style-name="P7">2.6.4 Deleting Selection of Points<text:tab/>10</text:p>
          <text:p text:style-name="P7">2.6.5 Superimposing Plots<text:tab/>10</text:p>
          <text:p text:style-name="P5">3.0 User's Guide – The Command Line Interface<text:tab/>10</text:p>
          <text:p text:style-name="P6">3.1 Getting started<text:tab/>10</text:p>
          <text:p text:style-name="P7">3.1.1 On command recognition<text:tab/>11</text:p>
          <text:p text:style-name="P7">3.1.2 Some examples<text:tab/>11</text:p>
          <text:p text:style-name="P6">3.2 Command reference<text:tab/>11</text:p>
          <text:p text:style-name="P7">3.2.1 abstime=<text:tab/>11</text:p>
          <text:p text:style-name="P7">3.2.2 average<text:tab/>11</text:p>
          <text:p text:style-name="P7">3.2.3 cfile=<text:tab/>11</text:p>
          <text:p text:style-name="P7"><text:soft-page-break/>3.2.4 channel= <text:tab/>12</text:p>
          <text:p text:style-name="P7">3.2.5 control=<text:tab/>12</text:p>
          <text:p text:style-name="P7">3.2.6 defdir=<text:tab/>12</text:p>
          <text:p text:style-name="P7">3.2.7 fontdec<text:tab/>12</text:p>
          <text:p text:style-name="P7">3.2.8 fontinc<text:tab/>12</text:p>
          <text:p text:style-name="P7">3.2.9 grid<text:tab/>12</text:p>
          <text:p text:style-name="P7">3.2.10 invert=<text:tab/>12</text:p>
          <text:p text:style-name="P7">3.2.11 exit<text:tab/>13</text:p>
          <text:p text:style-name="P7">3.2.12 help<text:tab/>13</text:p>
          <text:p text:style-name="P7">3.2.13 line=<text:tab/>13</text:p>
          <text:p text:style-name="P7">3.2.14 list=<text:tab/>13</text:p>
          <text:p text:style-name="P7">3.2.15 log=<text:tab/>13</text:p>
          <text:p text:style-name="P7">3.2.16 lscale=<text:tab/>13</text:p>
          <text:p text:style-name="P7">3.2.17 output=<text:tab/>13</text:p>
          <text:p text:style-name="P7">3.2.18 plot=<text:tab/>14</text:p>
          <text:p text:style-name="P7">3.2.19 plotall<text:tab/>14</text:p>
          <text:p text:style-name="P7">3.2.20 plots<text:tab/>14</text:p>
          <text:p text:style-name="P7">3.2.21 plotxy=<text:tab/>14</text:p>
          <text:p text:style-name="P7">3.2.22 removeall<text:tab/>14</text:p>
          <text:p text:style-name="P7">3.2.23 reset<text:tab/>14</text:p>
          <text:p text:style-name="P7">3.2.24 scale=<text:tab/>14</text:p>
          <text:p text:style-name="P7">3.2.25 settings<text:tab/>15</text:p>
          <text:p text:style-name="P7">3.2.26 showdisp=<text:tab/>15</text:p>
          <text:p text:style-name="P7">3.2.27 splitall<text:tab/>15</text:p>
          <text:p text:style-name="P7">3.2.28 superall<text:tab/>15</text:p>
          <text:p text:style-name="P7">3.2.29 super=<text:tab/>15</text:p>
          <text:p text:style-name="P7">3.2.30 timescale=<text:tab/>15</text:p>
          <text:p text:style-name="P7">3.2.31 xscale=<text:tab/>15</text:p>
          <text:p text:style-name="P6">3.3 Writing scripts for logpl2<text:tab/>16</text:p>
          <text:p text:style-name="P7">3.3.1 Example command file<text:tab/>16</text:p>
          <text:p text:style-name="P5">4.0 Starting logpl<text:tab/>16</text:p>
          <text:p text:style-name="P6">4.1 The command line<text:tab/>16</text:p>
          <text:p text:style-name="P7">4.1.1 -cfile<text:tab/>16</text:p>
          <text:p text:style-name="P7">4.1.2 -cmd<text:tab/>17</text:p>
          <text:p text:style-name="P7">4.1.3 -control<text:tab/>17</text:p>
          <text:p text:style-name="P7">4.1.4 -f<text:tab/>17</text:p>
          <text:p text:style-name="P7">4.1.5 -geometry<text:tab/>17</text:p>
          <text:p text:style-name="P7">4.1.6 -help<text:tab/>17</text:p>
          <text:p text:style-name="P7">4.1.7 -log<text:tab/>17</text:p>
          <text:p text:style-name="P7">4.1.8 -output<text:tab/>17</text:p>
          <text:p text:style-name="P7">4.1.9 -verbose<text:tab/>18</text:p>
        </text:index-body>
      </text:table-of-content>
      <text:p text:style-name="Text_20_body"><text:span text:style-name="Strong_20_Emphasis"><text:span text:style-name="T2"/></text:span></text:p>
      <text:p text:style-name="Text_20_body"><text:span text:style-name="Strong_20_Emphasis"><text:span text:style-name="T2"/></text:span></text:p>
      <text:p text:style-name="P1"><text:span text:style-name="Strong_20_Emphasis"><text:span text:style-name="T2"/></text:span></text:p>
      <text:h text:style-name="P2" text:outline-level="1"><text:span text:style-name="Strong_20_Emphasis"><text:span text:style-name="T3">1.0 Introduction</text:span></text:span></text:h>
      <text:p text:style-name="Text_20_body"><text:span text:style-name="Strong_20_Emphasis"><text:span text:style-name="T4">logpl2 is a new version of logpl, but written in Python. The purpose of the program is to examine Field System log files. By specifying what data that is to be extracted from the log files, that data can be plotted by logpl2. The plots can be manipulated in a number of ways, described later. Plots can either be plotted data vs time or data vs some other data, i.e an xy-plot. Plots can be printed to a postscript file or a printer with postscript support. </text:span></text:span></text:p>
      <text:p text:style-name="Text_20_body"><text:span text:style-name="Strong_20_Emphasis"><text:span text:style-name="T4">Logpl2 can run with either a graphical user interface or from the command line. In the command line mode, logpl2 can do all that can be done in the graphical mode. Also, it can receive a file of commands, so that a list of commands are executed automatically. However, please note that even though the command line mode can run without display any GUI at all, it still needs an X-server. </text:span></text:span></text:p>
      <text:h text:style-name="Heading_20_2" text:outline-level="2">1.1 On Field System Log Files</text:h>
      <text:p text:style-name="Text_20_body"><text:span text:style-name="T5">The Field System makes log entries in the format </text:span><text:span text:style-name="Emphasis"><text:span text:style-name="T5">TimeTypeCommandData</text:span></text:span><text:span text:style-name="T5">, where: </text:span></text:p>
      <text:p text:style-name="Text_20_body"><text:span text:style-name="Emphasis"><text:span text:style-name="T5">Time</text:span></text:span><text:span text:style-name="T5"> A 13-digit ASCII string in the format </text:span><text:span text:style-name="Emphasis"><text:span text:style-name="T5">yydddhhmmssss</text:span></text:span><text:span text:style-name="T5">. For example, </text:span><text:span text:style-name="Strong_20_Emphasis"><text:span text:style-name="T5">9720517224415</text:span></text:span><text:span text:style-name="T5"> means year 97, day 205, time 17:22:44.15. </text:span></text:p>
      <text:p text:style-name="Text_20_body"><text:span text:style-name="Emphasis"><text:span text:style-name="T5">Type</text:span></text:span><text:span text:style-name="T5"> A single character indicating the type of entry. </text:span></text:p>
      <text:p text:style-name="Text_20_body"><text:span text:style-name="Emphasis"><text:span text:style-name="T5">Command</text:span></text:span><text:span text:style-name="T5"> A string that defines what type of data will follow in the </text:span><text:span text:style-name="Emphasis"><text:span text:style-name="T5">Data</text:span></text:span><text:span text:style-name="T5"> section. For example, wx/ means that weather data will follow. </text:span></text:p>
      <text:p text:style-name="Text_20_body"><text:span text:style-name="Emphasis"><text:span text:style-name="T5">Data</text:span></text:span><text:span text:style-name="T5"> A set of comma-separated data. </text:span></text:p>
      <text:p text:style-name="P3">Logpl2 extracts data from log files by letting the user specify a selection. A selection is defined by a command, a parameter and an optional matching string. The command is the Field System log file command that should be extracted and the parameter is the index in the comma-separated data list following the command. The optional search string allows the user to specify another criteria for selecting data, since the log file entry must also contain the search string to be selected. </text:p>
      <text:h text:style-name="Heading_20_1" text:outline-level="1"><text:span text:style-name="Strong_20_Emphasis"><text:span text:style-name="T3">2.0 User's Guide – Graphical User Interface</text:span></text:span></text:h>
      <text:h text:style-name="Heading_20_2" text:outline-level="2"><text:span text:style-name="Strong_20_Emphasis"><text:span text:style-name="T14">2.1 Getting started: the File Menu and the Main Screen</text:span></text:span></text:h>
      <text:p text:style-name="Text_20_body"><text:span text:style-name="Strong_20_Emphasis"><text:span text:style-name="T4">To start logpl2, type </text:span></text:span><text:span text:style-name="Strong_20_Emphasis"><text:span text:style-name="T6">logpl</text:span></text:span><text:span text:style-name="Strong_20_Emphasis"><text:span text:style-name="T4"> in the command prompt. For available arguments, use </text:span></text:span><text:span text:style-name="Strong_20_Emphasis"><text:span text:style-name="T6">logpl -help</text:span></text:span><text:span text:style-name="Strong_20_Emphasis"><text:span text:style-name="T4">, which will display a help menu. With no arguments, the main GUI will open up. If it is the first run, logpl2 will not be able to find a control file which it needs to set up the plot menus. Therefore, logpl2 will automatically open the edit settings window. There, the user can specify what data to extract from the log file. </text:span></text:span></text:p>
      <text:h text:style-name="Heading_20_3" text:outline-level="3"><text:span text:style-name="Strong_20_Emphasis"><text:span text:style-name="T6">2.1.1 The Open Log menu item</text:span></text:span></text:h>
      <text:p text:style-name="Text_20_body"><text:span text:style-name="Strong_20_Emphasis"><text:span text:style-name="T4">To open a new log, select Open Log in the File menu. A file dialog will pop up, and upon selecting a log, it will be read according to the control file. All commands found in the log file will then be made available in the Plot menu (they are disabled at first). </text:span></text:span></text:p>
      <text:p text:style-name="Text_20_body"><text:span text:style-name="Strong_20_Emphasis"><text:span text:style-name="T4">If no log is chosen (i.e the user pressed cancel), if there is an opened log, it will be closed. </text:span></text:span></text:p>
      <text:p text:style-name="Text_20_body"><text:span text:style-name="Strong_20_Emphasis"><text:span text:style-name="T4">Note that if a log is already opened, logpl2 will close the existing log (and all the plots) before opening another. </text:span></text:span></text:p>
      <text:h text:style-name="Heading_20_3" text:outline-level="3"><text:soft-page-break/><text:span text:style-name="Strong_20_Emphasis"><text:span text:style-name="T6">2.1.2</text:span></text:span><text:span text:style-name="Strong_20_Emphasis"><text:span text:style-name="T4"> </text:span></text:span><text:span text:style-name="Strong_20_Emphasis"><text:span text:style-name="T6">The Close Log menu item</text:span></text:span></text:h>
      <text:p text:style-name="Text_20_body"><text:span text:style-name="Strong_20_Emphasis"><text:span text:style-name="T4">The Close Log menu item closes the opened log if there is one. When closing the log, all existing plots are removed. </text:span></text:span></text:p>
      <text:h text:style-name="Heading_20_3" text:outline-level="3"><text:span text:style-name="Strong_20_Emphasis"><text:span text:style-name="T6">2.1.3 The Edit I/O Settings menu item</text:span></text:span></text:h>
      <text:p text:style-name="Text_20_body"><text:span text:style-name="Strong_20_Emphasis"><text:span text:style-name="T4">To change control file and/or default directory for log files use this option. A window pops up with entries for these options. These entries are saved in a binary file. If there is no binary file upon starting logpl2, one is generated. The default values for the control file is </text:span></text:span><text:span text:style-name="Strong_20_Emphasis"><text:span text:style-name="T7">/usr2/control/logpl.ctl</text:span></text:span><text:span text:style-name="Strong_20_Emphasis"><text:span text:style-name="T9"> and the default value for the log file directory is </text:span></text:span><text:span text:style-name="Strong_20_Emphasis"><text:span text:style-name="T7">/usr2/log/</text:span></text:span><text:span text:style-name="Strong_20_Emphasis"><text:span text:style-name="T9">. If any of these entries are non existing or in any way invalid, the program will handle the error. The default value for the control file is automatically changed when saving or opening a control file in the edit settings window. </text:span></text:span></text:p>
      <text:h text:style-name="Heading_20_3" text:outline-level="3"><text:span text:style-name="Strong_20_Emphasis"><text:span text:style-name="T10">2.1.4 The Print Plot(s) menu item</text:span></text:span></text:h>
      <text:p text:style-name="Text_20_body"><text:span text:style-name="Strong_20_Emphasis"><text:span text:style-name="T9">When selecting the Print Plot(s) menu item pops up a print dialog where the user can select printer preferences. The user can select destination, print command, filename and printer name. The options for destination is </text:span></text:span><text:span text:style-name="Strong_20_Emphasis"><text:span text:style-name="T7">file, printer </text:span></text:span><text:span text:style-name="Strong_20_Emphasis"><text:span text:style-name="T9">and </text:span></text:span><text:span text:style-name="Strong_20_Emphasis"><text:span text:style-name="T7">display</text:span></text:span><text:span text:style-name="Strong_20_Emphasis"><text:span text:style-name="T9">. When selecting </text:span></text:span><text:span text:style-name="Strong_20_Emphasis"><text:span text:style-name="T7">file</text:span></text:span><text:span text:style-name="Strong_20_Emphasis"><text:span text:style-name="T9">, the current plots are saved in a file with the filename in the filename entry. The file format is determined by the option made to the right of the filename. Not all information is preserved when printing as a non postscript file (e.g fonts). </text:span></text:span></text:p>
      <text:p text:style-name="Text_20_body"><text:span text:style-name="Strong_20_Emphasis"><text:span text:style-name="T9">If </text:span></text:span><text:span text:style-name="Strong_20_Emphasis"><text:span text:style-name="T7">printer</text:span></text:span><text:span text:style-name="Strong_20_Emphasis"><text:span text:style-name="T9"> is selected as destination, the current plots are printed with the selected printer command to the specified printer. If </text:span></text:span><text:span text:style-name="Strong_20_Emphasis"><text:span text:style-name="T7">display</text:span></text:span><text:span text:style-name="Strong_20_Emphasis"><text:span text:style-name="T9"> is selected, a window pops up that shows the output. In this case, nothing is printed or saved. In order for the plot to fit a print out, most often, the plots needs to be rescaled. This can be done by using the rescale function. The values are preset to fit US letter size (8.5x11). Note that only the scale is important, not the actual values. </text:span></text:span></text:p>
      <text:h text:style-name="Heading_20_3" text:outline-level="3"><text:span text:style-name="Strong_20_Emphasis"><text:span text:style-name="T10">2.1.5 The List Log menu item</text:span></text:span></text:h>
      <text:p text:style-name="Text_20_body"><text:span text:style-name="Strong_20_Emphasis"><text:span text:style-name="T9">To view the log file, this function can be used. The user can specify a command to list, and press </text:span></text:span><text:span text:style-name="Strong_20_Emphasis"><text:span text:style-name="T7">List</text:span></text:span><text:span text:style-name="Strong_20_Emphasis"><text:span text:style-name="T9">. All lines that includes the specified command will be listed. The default command is a quote (“), which would then list all comments. To list the entire log file, leave the command entry blank. To print the data, use print in the file menu. The data can also be saved to a file. The user should then use </text:span></text:span><text:span text:style-name="Strong_20_Emphasis"><text:span text:style-name="T7">Save to file</text:span></text:span><text:span text:style-name="Strong_20_Emphasis"><text:span text:style-name="T9"> in the file menu. To close the list log window, use close in the file menu. The data listed can be cleared by using the </text:span></text:span><text:span text:style-name="Strong_20_Emphasis"><text:span text:style-name="T7">Clear</text:span></text:span><text:span text:style-name="Strong_20_Emphasis"><text:span text:style-name="T9"> button. </text:span></text:span></text:p>
      <text:h text:style-name="Heading_20_3" text:outline-level="3"><text:span text:style-name="Strong_20_Emphasis"><text:span text:style-name="T10">2.1.6 The List Data menu item</text:span></text:span></text:h>
      <text:p text:style-name="Text_20_body"><text:span text:style-name="Strong_20_Emphasis"><text:span text:style-name="T9">To list specific data in the log file, the </text:span></text:span><text:span text:style-name="Strong_20_Emphasis"><text:span text:style-name="T7">List Data</text:span></text:span><text:span text:style-name="Strong_20_Emphasis"><text:span text:style-name="T9"> function can be used. It allows the user to list all data that is specified in the control file (i.e all that can be plotted). All items are found in the </text:span></text:span><text:span text:style-name="Strong_20_Emphasis"><text:span text:style-name="T7">Data</text:span></text:span><text:span text:style-name="Strong_20_Emphasis"><text:span text:style-name="T9"> menu. It is also possible to clear the data from this menu. When selecting a data item, all data that corresponds to it is listed, with the time of its recording. In the file menu, the user can choose to save the data to a file, print it or close the window. </text:span></text:span></text:p>
      <text:h text:style-name="Heading_20_3" text:outline-level="3"><text:span text:style-name="Strong_20_Emphasis"><text:span text:style-name="T10">2.1.7 The Quit menu item</text:span></text:span></text:h>
      <text:p text:style-name="Text_20_body"><text:span text:style-name="Strong_20_Emphasis"><text:span text:style-name="T9">To exit logpl2, select quit. This terminates the program. Logpl2 does not need to terminate any subprocesses or delete temporary files, so the user may terminate logpl2 as the user chooses. </text:span></text:span></text:p>
      <text:h text:style-name="Heading_20_3" text:outline-level="3"><text:span text:style-name="Strong_20_Emphasis"><text:span text:style-name="T10">2.1.8 The Plot Details box on the main screen</text:span></text:span></text:h>
      <text:p text:style-name="Text_20_body"><text:span text:style-name="Strong_20_Emphasis"><text:span text:style-name="T9">When plotting, plots are selected by moving the mouse over them. Plots may also be selected in command mode (see section 3). The details of the selected plot is displayed in the Plot Details box. First of all, it contains an options menu which displays the name of the current plot. If the plot contains several superimposed plots, all the names will appear in this list. By selecting the plot there, its details will appear below. </text:span></text:span></text:p>
      <text:p text:style-name="Text_20_body"><text:soft-page-break/><text:span text:style-name="Strong_20_Emphasis"><text:span text:style-name="T9">Below the options menu is the Y-axis box. It contains the maximum and minimum Y value of the selected plot. It also shows how many data points that appear in the plot. The user may set the y </text:span></text:span><text:span text:style-name="Strong_20_Emphasis"><text:span text:style-name="T9">axis manually by specifying the minimum and maximum value and then pressing the </text:span></text:span><text:span text:style-name="Strong_20_Emphasis"><text:span text:style-name="T7">Set to Y axis </text:span></text:span><text:span text:style-name="Strong_20_Emphasis"><text:span text:style-name="T9">button. </text:span></text:span></text:p>
      <text:p text:style-name="Text_20_body"><text:span text:style-name="Strong_20_Emphasis"><text:span text:style-name="T9">Under the Y-axis box is the X-axis box. It has a label showing the date format. When plotting a </text:span></text:span><text:span text:style-name="Strong_20_Emphasis"><text:span text:style-name="T9">time plot, the minimum and maximum date of the data series will appear of this format below. If an XY-plot is drawn, the maximum and minimum X value will appear. The user may also set the x axis manually by specifying the minimum and maximum value. If there is a time plot, use the date format, and if there is an xy plot, simply set the x value. The axis is set to the values if </text:span></text:span><text:span text:style-name="Strong_20_Emphasis"><text:span text:style-name="T7">Set to X axis</text:span></text:span><text:span text:style-name="Strong_20_Emphasis"><text:span text:style-name="T9"> is pressed. </text:span></text:span></text:p>
      <text:p text:style-name="Text_20_body"><text:span text:style-name="Strong_20_Emphasis"><text:span text:style-name="T9">In the bottom of the Plot Details box is a row of buttons. They are </text:span></text:span><text:span text:style-name="Strong_20_Emphasis"><text:span text:style-name="T7">Zoom Out</text:span></text:span><text:span text:style-name="Strong_20_Emphasis"><text:span text:style-name="T9">, </text:span></text:span><text:span text:style-name="Strong_20_Emphasis"><text:span text:style-name="T7">AutoScale</text:span></text:span><text:span text:style-name="Strong_20_Emphasis"><text:span text:style-name="T9"> and </text:span></text:span><text:span text:style-name="Strong_20_Emphasis"><text:span text:style-name="T7">Clear Changes</text:span></text:span><text:span text:style-name="Strong_20_Emphasis"><text:span text:style-name="T9">. Plots are zoomed by clicking and dragging the right mouse button over the area the user wants to zoom in to. The plot is fully zoomed out when clicking the </text:span></text:span><text:span text:style-name="Strong_20_Emphasis"><text:span text:style-name="T7">Zoom Out</text:span></text:span><text:span text:style-name="Strong_20_Emphasis"><text:span text:style-name="T9"> button. The user may delete data points from a plot by clicking on them with the left mouse button. The data point is then filled in white. When clicking the </text:span></text:span><text:span text:style-name="Strong_20_Emphasis"><text:span text:style-name="T7">AutoScale</text:span></text:span><text:span text:style-name="Strong_20_Emphasis"><text:span text:style-name="T9"> button, this data point is then moved to the upper border of the plot, and the entire plot is scaled without this point. To move it back in to the plot, simply click it again and press </text:span></text:span><text:span text:style-name="Strong_20_Emphasis"><text:span text:style-name="T7">AutoScale</text:span></text:span><text:span text:style-name="Strong_20_Emphasis"><text:span text:style-name="T9">. To clear all changes made to the plot (e.g zooming or deleting points) click </text:span></text:span><text:span text:style-name="Strong_20_Emphasis"><text:span text:style-name="T7">Clear changes</text:span></text:span><text:span text:style-name="Strong_20_Emphasis"><text:span text:style-name="T9"> and the plot will plotted in its original version. </text:span></text:span></text:p>
      <text:h text:style-name="Heading_20_2" text:outline-level="2"><text:span text:style-name="Strong_20_Emphasis"><text:span text:style-name="T15">2.2 Plotting Data – The Plotting menu</text:span></text:span></text:h>
      <text:p text:style-name="Text_20_body"><text:span text:style-name="Strong_20_Emphasis"><text:span text:style-name="T9">The plotting menu contains two parts. The first part is automatically built from the control file, and contains all specified data that can be extracted from the log file. The plotting menu is rebuilt after each reload of the control file. So if the control file is updated, so is the plotting menu. After any data is plotted, that plot will be selected. If a plot is removed, the plot before it will be selected. </text:span></text:span></text:p>
      <text:h text:style-name="Heading_20_3" text:outline-level="3"><text:span text:style-name="Strong_20_Emphasis"><text:span text:style-name="T10">2.2.1 Plot commands</text:span></text:span></text:h>
      <text:p text:style-name="Text_20_body"><text:span text:style-name="Strong_20_Emphasis"><text:span text:style-name="T9">The first section of the plotting menu contains all plot commands. If several commands have a common group name (see section 2.4) they will appear in a cascaded list. All plot commands are disabled when no log file is read. They are made available if they exist after a log file is read and the data is extracted. </text:span></text:span></text:p>
      <text:h text:style-name="Heading_20_3" text:outline-level="3"><text:span text:style-name="Strong_20_Emphasis"><text:span text:style-name="T10">2.2.2 The Plot All command</text:span></text:span></text:h>
      <text:p text:style-name="Text_20_body"><text:span text:style-name="Strong_20_Emphasis"><text:span text:style-name="T9">When the </text:span></text:span><text:span text:style-name="Strong_20_Emphasis"><text:span text:style-name="T7">Plot All</text:span></text:span><text:span text:style-name="Strong_20_Emphasis"><text:span text:style-name="T9"> command is selected, all plots that are available in the plotting list (i.e they exist) is plotted. If no log is read, no plots are available and thus nothing will happen. </text:span></text:span></text:p>
      <text:h text:style-name="Heading_20_3" text:outline-level="3"><text:span text:style-name="Strong_20_Emphasis"><text:span text:style-name="T10">2.2.3 XY Plot...</text:span></text:span></text:h>
      <text:p text:style-name="Text_20_body"><text:span text:style-name="Strong_20_Emphasis"><text:span text:style-name="T9">When </text:span></text:span><text:span text:style-name="Strong_20_Emphasis"><text:span text:style-name="T7">XY Plot </text:span></text:span><text:span text:style-name="Strong_20_Emphasis"><text:span text:style-name="T9">is selected a window pops up. It contains two lists, X values and Y values. When a log is opened that contains data, these data will appear in both lists. The user can then select the data for the X-axis and the data for the Y-axis in the two lists. If the user clicks </text:span></text:span><text:span text:style-name="Strong_20_Emphasis"><text:span text:style-name="T7">Cancel</text:span></text:span><text:span text:style-name="Strong_20_Emphasis"><text:span text:style-name="T9">, the window just closes and nothing happens. If the user clicks </text:span></text:span><text:span text:style-name="Strong_20_Emphasis"><text:span text:style-name="T7">Apply</text:span></text:span><text:span text:style-name="Strong_20_Emphasis"><text:span text:style-name="T9">, an XY-plot will appear containing the specified data. If </text:span></text:span><text:span text:style-name="Strong_20_Emphasis"><text:span text:style-name="T7">OK </text:span></text:span><text:span text:style-name="Strong_20_Emphasis"><text:span text:style-name="T9">is clicked, the XY plot appears and the </text:span></text:span><text:span text:style-name="Strong_20_Emphasis"><text:span text:style-name="T7">XY Plot</text:span></text:span><text:span text:style-name="Strong_20_Emphasis"><text:span text:style-name="T9"> window closes. All data versus time plots will always be removed before plotting an XY plot. </text:span></text:span></text:p>
      <text:p text:style-name="Text_20_body"><text:span text:style-name="Strong_20_Emphasis"><text:span text:style-name="T9">In the XY Plot window, there are several options the user can choose. First of all, there are 3 options in the </text:span></text:span><text:span text:style-name="Strong_20_Emphasis"><text:span text:style-name="T7">Plot Setting</text:span></text:span><text:span text:style-name="Strong_20_Emphasis"><text:span text:style-name="T9"> frame. They are </text:span></text:span><text:span text:style-name="Strong_20_Emphasis"><text:span text:style-name="T7">New Plot, Plot after existing</text:span></text:span><text:span text:style-name="Strong_20_Emphasis"><text:span text:style-name="T9"> and </text:span></text:span><text:span text:style-name="Strong_20_Emphasis"><text:span text:style-name="T7">Superimpose on existing plot. </text:span></text:span><text:span text:style-name="Strong_20_Emphasis"><text:span text:style-name="T9">If </text:span></text:span><text:span text:style-name="Strong_20_Emphasis"><text:span text:style-name="T7">New Plot</text:span></text:span><text:span text:style-name="Strong_20_Emphasis"><text:span text:style-name="T9"> is chosen, all old XY plots will be removed before plotting the new one. If </text:span></text:span><text:span text:style-name="Strong_20_Emphasis"><text:span text:style-name="T7">Plot after existing </text:span></text:span><text:span text:style-name="Strong_20_Emphasis"><text:span text:style-name="T9">is chosen, the new XY plot will appear under the previous XY plot using its x scale. If the user chooses the superimpose options, the next plot will be superimposed on the existing one but still use the old x axis. </text:span></text:span></text:p>
      <text:p text:style-name="Text_20_body"><text:span text:style-name="Strong_20_Emphasis"><text:span text:style-name="T9">There is also a </text:span></text:span><text:span text:style-name="Strong_20_Emphasis"><text:span text:style-name="T7">Time Pairing</text:span></text:span><text:span text:style-name="Strong_20_Emphasis"><text:span text:style-name="T9"> frame. If checked on, x values and y values that differ in time more than what is specified in the entry box (setting hours, minutes or seconds in the option box) will be omitted. This might lead to empty data series. In that case, the time pairing option is ignored. </text:span></text:span></text:p>
      <text:p text:style-name="Text_20_body"><text:soft-page-break/><text:span text:style-name="Strong_20_Emphasis"><text:span text:style-name="T9">If there is no data to plot, a message will appear informing the user of this and the window will close. </text:span></text:span></text:p>
      <text:p text:style-name="Text_20_body"><text:span text:style-name="Strong_20_Emphasis"><text:span text:style-name="T10">2.2.4 The Clear All Plots command</text:span></text:span></text:p>
      <text:p text:style-name="Text_20_body"><text:span text:style-name="Strong_20_Emphasis"><text:span text:style-name="T9">When selecting </text:span></text:span><text:span text:style-name="Strong_20_Emphasis"><text:span text:style-name="T7">Clear All Plots</text:span></text:span><text:span text:style-name="Strong_20_Emphasis"><text:span text:style-name="T9"> all current plots are closed. This affects both data versus time plots </text:span></text:span><text:span text:style-name="Strong_20_Emphasis"><text:span text:style-name="T9">and XY-plots. </text:span></text:span></text:p>
      <text:h text:style-name="Heading_20_2" text:outline-level="2"><text:span text:style-name="Strong_20_Emphasis"><text:span text:style-name="T15">2.3 Manipulating the Plots – The Options menu</text:span></text:span></text:h>
      <text:p text:style-name="Text_20_body"><text:span text:style-name="Strong_20_Emphasis"><text:span text:style-name="T9">All options that manipulates the current or next plot are in this menu. All options may be used in combination with each other. For instance, if both the </text:span></text:span><text:span text:style-name="Strong_20_Emphasis"><text:span text:style-name="T7">Superimpose Next </text:span></text:span><text:span text:style-name="Strong_20_Emphasis"><text:span text:style-name="T4">and the </text:span></text:span><text:span text:style-name="Strong_20_Emphasis"><text:span text:style-name="T7">Log Scale </text:span></text:span><text:span text:style-name="Strong_20_Emphasis"><text:span text:style-name="T9">option is checked, the next plot will appear with a logged y axis, superimposed on the previous plot without changing its y axis. <text:s/></text:span></text:span></text:p>
      <text:p text:style-name="Text_20_body"><text:span text:style-name="Strong_20_Emphasis"><text:span text:style-name="T9">Also note that all options under this menu except the superimpose all and split all options apply to the selected plot. They will be applied to all data in that plot, even if it contains many superimposed data sets. That means that several data can not have different options within the same plot. For instance, it is not possible to have a superimposed plot with one set of data inversed, but not the other. </text:span></text:span></text:p>
      <text:h text:style-name="Heading_20_3" text:outline-level="3"><text:span text:style-name="Strong_20_Emphasis"><text:span text:style-name="T10">2.3.1 The Connect data points option</text:span></text:span></text:h>
      <text:p text:style-name="Text_20_body"><text:span text:style-name="Strong_20_Emphasis"><text:span text:style-name="T9">The </text:span></text:span><text:span text:style-name="Strong_20_Emphasis"><text:span text:style-name="T7">Connect data points</text:span></text:span><text:span text:style-name="Strong_20_Emphasis"><text:span text:style-name="T9"> option connects all active data points with a line on all current plots and the next plots when checked. When it is toggled off, the lines disappear. </text:span></text:span></text:p>
      <text:h text:style-name="Heading_20_3" text:outline-level="3"><text:span text:style-name="Strong_20_Emphasis"><text:span text:style-name="T10">2.3.2 The Superimpose Next option</text:span></text:span></text:h>
      <text:p text:style-name="Text_20_body"><text:span text:style-name="Strong_20_Emphasis"><text:span text:style-name="T9">When the</text:span></text:span><text:span text:style-name="Strong_20_Emphasis"><text:span text:style-name="T7"> Superimpose Next </text:span></text:span><text:span text:style-name="Strong_20_Emphasis"><text:span text:style-name="T9">option is checked, the next plot will appear superimposed on the selected plot. If no plot is selected, it will appear on the plot last drawn. If there is no plot to superimpose on, the plot will appear as normal. </text:span></text:span></text:p>
      <text:h text:style-name="Heading_20_3" text:outline-level="3"><text:span text:style-name="Strong_20_Emphasis"><text:span text:style-name="T10">2.3.3 The Superimpose All command</text:span></text:span></text:h>
      <text:p text:style-name="Text_20_body"><text:span text:style-name="Strong_20_Emphasis"><text:span text:style-name="T9">When selecting the </text:span></text:span><text:span text:style-name="Strong_20_Emphasis"><text:span text:style-name="T7">Superimpose All</text:span></text:span><text:span text:style-name="Strong_20_Emphasis"><text:span text:style-name="T9"> command, all plots are superimposed on each other. </text:span></text:span></text:p>
      <text:h text:style-name="Heading_20_3" text:outline-level="3"><text:span text:style-name="Strong_20_Emphasis"><text:span text:style-name="T10">2.3.4 The Split All command</text:span></text:span></text:h>
      <text:p text:style-name="Text_20_body"><text:span text:style-name="Strong_20_Emphasis"><text:span text:style-name="T9">To split up one or several superimposed plots, the user can use the </text:span></text:span><text:span text:style-name="Strong_20_Emphasis"><text:span text:style-name="T7">Split All</text:span></text:span><text:span text:style-name="Strong_20_Emphasis"><text:span text:style-name="T9"> command, which will redraw all plots (superimposed or not) as normal, single plots. </text:span></text:span></text:p>
      <text:h text:style-name="Heading_20_3" text:outline-level="3"><text:span text:style-name="Strong_20_Emphasis"><text:span text:style-name="T10">2.3.5 The Grid On/Off option</text:span></text:span></text:h>
      <text:p text:style-name="Text_20_body"><text:span text:style-name="Strong_20_Emphasis"><text:span text:style-name="T9">To add a grid on the selected plot, use this option. It will draw a grid net over the plot. To remove the grid net, press this option again. </text:span></text:span></text:p>
      <text:h text:style-name="Heading_20_3" text:outline-level="3"><text:span text:style-name="Strong_20_Emphasis"><text:span text:style-name="T10">2.3.6 The Log Scale On/Off option</text:span></text:span></text:h>
      <text:p text:style-name="P4"><text:span text:style-name="Strong_20_Emphasis"><text:span text:style-name="T18">To use a logarithmic scale on the selected plot, use this command. The plot is then redrawn with a logarithm 10 scale. If the plot contains zero or negative values, the logarithmic command won't work. An error message will be displayed in the lower status bar. If the log scale command is successful, the y-scale will adapt to a log scale as well. To remove the log scale, press this option again. </text:span></text:span></text:p>
      <text:h text:style-name="Heading_20_3" text:outline-level="3"><text:span text:style-name="Strong_20_Emphasis"><text:span text:style-name="T10">2.3.7 The Invert Scale On/Off option</text:span></text:span></text:h>
      <text:p text:style-name="P4"><text:span text:style-name="Strong_20_Emphasis"><text:span text:style-name="T19">To invert the y-scale on the selected plot, press invert scale. The plot is then redrawn with an inverted scale. To invert the plot back to normal, press this option again. </text:span></text:span></text:p>
      <text:h text:style-name="Heading_20_3" text:outline-level="3"><text:soft-page-break/><text:span text:style-name="Strong_20_Emphasis"><text:span text:style-name="T10">2.3.8 The Display Average option</text:span></text:span></text:h>
      <text:p text:style-name="Text_20_body"><text:span text:style-name="Strong_20_Emphasis"><text:span text:style-name="T9">To display the mean value of the data use this option. It will draw a dotted line over the entire graph at the y position of the mean value. It will also display the mean value in the status bar (or in the command prompt if in batch mode). If several data sets are superimposed in the same plot, all of those averages will be displayed. </text:span></text:span></text:p>
      <text:h text:style-name="Heading_20_3" text:outline-level="3"><text:span text:style-name="Strong_20_Emphasis"><text:span text:style-name="T10">2.3.9 The Display Absolute Time option</text:span></text:span></text:h>
      <text:p text:style-name="Text_20_body"><text:span text:style-name="Strong_20_Emphasis"><text:span text:style-name="T9">On default, when plotting a data vs. time plot, the x axis displays a relative time with 0 as the first value. The time is automatically presented in hours, minutes, seconds or a combination of these depending on the timespan. When checking the </text:span></text:span><text:span text:style-name="Strong_20_Emphasis"><text:span text:style-name="T7">Display Absolute Time </text:span></text:span><text:span text:style-name="Strong_20_Emphasis"><text:span text:style-name="T9">option, the absolute time will instead appear on the x-axis. That is, the time will be on the format (YYYY.DDD.HH:MM:SSSS). This is useful when the user zooms a plot, and might loose track of the relative time. </text:span></text:span></text:p>
      <text:h text:style-name="Heading_20_2" text:outline-level="2"><text:span text:style-name="Strong_20_Emphasis"><text:span text:style-name="T15">2.4 The Settings menu</text:span></text:span></text:h>
      <text:p text:style-name="Text_20_body"><text:span text:style-name="Strong_20_Emphasis"><text:span text:style-name="T9">In logpl2, the control files are set up via an internal editor, or a text editor. It can be accessed from the Settings menu. The first item in the Settings menu is the Reload Default Control File, which simply reads the default control file specified as default and rebuilds menus after it. This is in most cases done automatically, so this menu item won't be used very often. However, if the user would update the working control file (and not save it) the user could revert to the original one using this option. </text:span></text:span></text:p>
      <text:p text:style-name="Text_20_body"><text:span text:style-name="Strong_20_Emphasis"><text:span text:style-name="T9">The second item is the Edit Control File command. It starts up the internal editor for the control file. The control file is essential for logpl2. Without it, it cannot extract any data from the log files. </text:span></text:span></text:p>
      <text:p text:style-name="Text_20_body"><text:span text:style-name="Strong_20_Emphasis"><text:span text:style-name="T9">Under the Settings menu, the user also finds the item </text:span></text:span><text:span text:style-name="Strong_20_Emphasis"><text:span text:style-name="T7">Edit Shapes and Colors</text:span></text:span><text:span text:style-name="Strong_20_Emphasis"><text:span text:style-name="T9">. With that tool, the user can customize the appearance of a selected or all plots. The user may select any of the 5 predefined shape, and any color fitting the RGB-system. Note that if logpl2 would need to superimpose so many plots that it ran out of predefined colors and shapes, it would create a random set. </text:span></text:span></text:p>
      <text:p text:style-name="Text_20_body"><text:span text:style-name="Strong_20_Emphasis"><text:span text:style-name="T9">The last two items in the menu are increase and decrease font size. This applies to all fonts in logpl2 and will also appear on the print out. </text:span></text:span></text:p>
      <text:h text:style-name="Heading_20_3" text:outline-level="3"><text:span text:style-name="Strong_20_Emphasis"><text:span text:style-name="T10">2.4.2 Editing the Control File</text:span></text:span></text:h>
      <text:p text:style-name="Text_20_body"><text:span text:style-name="Strong_20_Emphasis"><text:span text:style-name="T9">When starting the internal editor, the current control file (if there is one) is opened automatically. The user can also choose to create a new file, open another file, and save them. The control files are fully backwards compatible with the logpl1 control files. Also, they may be edited with a text editor. </text:span></text:span></text:p>
      <text:p text:style-name="Text_20_body"><text:span text:style-name="Strong_20_Emphasis"><text:span text:style-name="T9">In the bottom of the window there are three buttons: </text:span></text:span><text:span text:style-name="Strong_20_Emphasis"><text:span text:style-name="T7">Add Single Command, Add Command Pair </text:span></text:span><text:span text:style-name="Strong_20_Emphasis"><text:span text:style-name="T9">and </text:span></text:span><text:span text:style-name="Strong_20_Emphasis"><text:span text:style-name="T7">Remove Command</text:span></text:span><text:span text:style-name="Strong_20_Emphasis"><text:span text:style-name="T9">. When pressing the <text:s/></text:span></text:span><text:span text:style-name="Strong_20_Emphasis"><text:span text:style-name="T7">Add Single Command</text:span></text:span><text:span text:style-name="Strong_20_Emphasis"><text:span text:style-name="T9"> button, a new line is created. <text:s/>When pressing the <text:s/></text:span></text:span><text:span text:style-name="Strong_20_Emphasis"><text:span text:style-name="T7">Add Command Pair</text:span></text:span><text:span text:style-name="Strong_20_Emphasis"><text:span text:style-name="T9"> button, two lines are created, and they are connected to each other. To remove a line, select it with the radiobutton on the side and press <text:s/></text:span></text:span><text:span text:style-name="Strong_20_Emphasis"><text:span text:style-name="T7">Remove Command</text:span></text:span><text:span text:style-name="Strong_20_Emphasis"><text:span text:style-name="T9">. </text:span></text:span></text:p>
      <text:p text:style-name="Text_20_body"><text:span text:style-name="Strong_20_Emphasis"><text:span text:style-name="T9">The file menu in the edit control file window consists of the following items: </text:span></text:span><text:span text:style-name="Strong_20_Emphasis"><text:span text:style-name="T7">New, Open, Save, Save As, Cancel </text:span></text:span><text:span text:style-name="Strong_20_Emphasis"><text:span text:style-name="T9">and </text:span></text:span><text:span text:style-name="Strong_20_Emphasis"><text:span text:style-name="T7">Close and use new settings</text:span></text:span><text:span text:style-name="Strong_20_Emphasis"><text:span text:style-name="T9">. The are explained below. </text:span></text:span></text:p>
      <text:p text:style-name="Text_20_body"><text:span text:style-name="Strong_20_Emphasis"><text:span text:style-name="T10">New</text:span></text:span></text:p>
      <text:p text:style-name="Text_20_body"><text:span text:style-name="Strong_20_Emphasis"><text:span text:style-name="T9">To create a new control file, use this item. It will clear the tables of the opened control file (if any). </text:span></text:span></text:p>
      <text:p text:style-name="Text_20_body"><text:span text:style-name="Strong_20_Emphasis"><text:span text:style-name="T10">Open</text:span></text:span></text:p>
      <text:p text:style-name="Text_20_body"><text:span text:style-name="Strong_20_Emphasis"><text:span text:style-name="T9">To open another control file, use this item. It will pop up a file dialog in which the user may pick another control file. </text:span></text:span></text:p>
      <text:p text:style-name="Text_20_body"><text:span text:style-name="Strong_20_Emphasis"><text:span text:style-name="T10">Save/Save As</text:span></text:span></text:p>
      <text:p text:style-name="Text_20_body"><text:soft-page-break/><text:span text:style-name="Strong_20_Emphasis"><text:span text:style-name="T9">To save the opened control file, use any of these options. Note that the control file does not need to be saved to be used by logpl2. However, if the user would not save it, the new information would be lost when closing logpl2. </text:span></text:span></text:p>
      <text:p text:style-name="Text_20_body"><text:span text:style-name="Strong_20_Emphasis"><text:span text:style-name="T10">Cancel</text:span></text:span></text:p>
      <text:p text:style-name="Text_20_body"><text:span text:style-name="Strong_20_Emphasis"><text:span text:style-name="T9">To close this window and not update the settings, use this option. If the control file was altered, logpl2 will ask if the user wants to save the updates. Note that even if the updates are saved, the working control file will still not be updated. </text:span></text:span></text:p>
      <text:p text:style-name="Text_20_body"><text:span text:style-name="Strong_20_Emphasis"><text:span text:style-name="T10">Close and use new settings</text:span></text:span></text:p>
      <text:p text:style-name="Text_20_body"><text:span text:style-name="Strong_20_Emphasis"><text:span text:style-name="T9">To close this window and use the new settings, use this options. If the control file was altered, logpl2 will ask if the user wants to save the updates. Note that saving is not required for logpl2 to work with the new settings. If a log file was opened, logpl2 will ask if the user wants to reload the log file to work with the new settings. Note that this is required. Otherwise, logpl2 will not allow the user to access the log file data. </text:span></text:span></text:p>
      <text:p text:style-name="Text_20_body"><text:span text:style-name="Strong_20_Emphasis"><text:span text:style-name="T9"/></text:span></text:p>
      <text:p text:style-name="Text_20_body"><text:span text:style-name="Strong_20_Emphasis"><text:span text:style-name="T9">There are 6 columns of editable fields in the main window. They are </text:span></text:span><text:span text:style-name="Strong_20_Emphasis"><text:span text:style-name="T7">Command, Dividing Character, Description, Parameter, String</text:span></text:span><text:span text:style-name="Strong_20_Emphasis"><text:span text:style-name="T9"> and </text:span></text:span><text:span text:style-name="Strong_20_Emphasis"><text:span text:style-name="T7">Group Name</text:span></text:span><text:span text:style-name="Strong_20_Emphasis"><text:span text:style-name="T9">. </text:span></text:span></text:p>
      <text:p text:style-name="Text_20_body"><text:span text:style-name="Strong_20_Emphasis"><text:span text:style-name="T10">Command</text:span></text:span></text:p>
      <text:p text:style-name="Text_20_body"><text:span text:style-name="Strong_20_Emphasis"><text:span text:style-name="T9">The Command field should contain the command that logpl2 will look in the log file after. </text:span></text:span></text:p>
      <text:p text:style-name="Text_20_body"><text:span text:style-name="Strong_20_Emphasis"><text:span text:style-name="T10">Dividing Character</text:span></text:span></text:p>
      <text:p text:style-name="Text_20_body"><text:span text:style-name="Strong_20_Emphasis"><text:span text:style-name="T9">The dividing character is the character dividing the parameters. In the field system, most of the time the dividing character will be a blank sign or a comma. That is why this field is an options box with this options. It is however possible to use a custom character. This is done by selecting </text:span></text:span><text:span text:style-name="Strong_20_Emphasis"><text:span text:style-name="T7">other</text:span></text:span><text:span text:style-name="Strong_20_Emphasis"><text:span text:style-name="T9">. Note that the dividing character can only be one character. </text:span></text:span></text:p>
      <text:p text:style-name="Text_20_body"><text:span text:style-name="Strong_20_Emphasis"><text:span text:style-name="T10">Description</text:span></text:span></text:p>
      <text:p text:style-name="Text_20_body"><text:span text:style-name="Strong_20_Emphasis"><text:span text:style-name="T9">The Description field should contain the description of the data matching the parameters set up. The description name will appear in the plotting menu in GUI mode, and is the name being accessed in batch mode. The description name MUST be unique and it cannot contain exclamation marks (!). This is because the exclamation mark is a reserved character in Tkinter. The first description in a command pair must start with a $ sign, and the second one must end with a $ sign. </text:span></text:span></text:p>
      <text:p text:style-name="Text_20_body"><text:span text:style-name="Strong_20_Emphasis"><text:span text:style-name="T10">Parameter</text:span></text:span></text:p>
      <text:p text:style-name="Text_20_body"><text:span text:style-name="Strong_20_Emphasis"><text:span text:style-name="T9">The parameter field should contain which number the parameter of the data has, counting from the command. If the parameter number is negative, the counting starts from the string. </text:span></text:span></text:p>
      <text:p text:style-name="Text_20_body"><text:span text:style-name="Strong_20_Emphasis"><text:span text:style-name="T10">String</text:span></text:span></text:p>
      <text:p text:style-name="Text_20_body"><text:span text:style-name="Strong_20_Emphasis"><text:span text:style-name="T9">If logpl2 should look for a command AND a string, enter a string here. If there is none, enter nothing. </text:span></text:span></text:p>
      <text:p text:style-name="Text_20_body"><text:span text:style-name="Strong_20_Emphasis"><text:span text:style-name="T10">Group Name</text:span></text:span></text:p>
      <text:p text:style-name="Text_20_body"><text:span text:style-name="Strong_20_Emphasis"><text:span text:style-name="T9">If logpl2 should put the data in a cascaded list in the plotting menu, enter a group name. If several data share a group name, they will appear in the same cascaded list. The name of the cascaded list is the group name. </text:span></text:span></text:p>
      <text:h text:style-name="Heading_20_2" text:outline-level="2"><text:span text:style-name="Strong_20_Emphasis"><text:span text:style-name="T14">2.5 The Help Menu</text:span></text:span></text:h>
      <text:p text:style-name="Text_20_body"><text:span text:style-name="Strong_20_Emphasis"><text:span text:style-name="T4">The internal help system is found under this menu. It contains two items: </text:span></text:span><text:span text:style-name="Strong_20_Emphasis"><text:span text:style-name="T7">Help Contents</text:span></text:span><text:span text:style-name="Strong_20_Emphasis"><text:span text:style-name="T9"> and </text:span></text:span><text:span text:style-name="Strong_20_Emphasis"><text:span text:style-name="T7">About LogPlotter</text:span></text:span><text:span text:style-name="Strong_20_Emphasis"><text:span text:style-name="T9">. The latter display a message box with the logpl2 version and the required Python version. The former opens a window with an extensive help that covers all of logpl2. It is basically this document. To navigate the help file, a tree system is used. The help text is displayed by double clicking headers in the tree. </text:span></text:span></text:p>
      <text:h text:style-name="Heading_20_2" text:outline-level="2"><text:soft-page-break/><text:span text:style-name="Strong_20_Emphasis"><text:span text:style-name="T17">2.6 Mouse Actions</text:span></text:span></text:h>
      <text:p text:style-name="Text_20_body"><text:span text:style-name="Strong_20_Emphasis"><text:span text:style-name="T9">In logpl2, the user can use the mouse to manipulate the plots in a number of ways. </text:span></text:span></text:p>
      <text:h text:style-name="Heading_20_3" text:outline-level="3"><text:span text:style-name="Strong_20_Emphasis"><text:span text:style-name="T10">2.6.1 Selecting Plots</text:span></text:span></text:h>
      <text:p text:style-name="Text_20_body"><text:span text:style-name="Strong_20_Emphasis"><text:span text:style-name="T9">A number of tools in logpl2 require that a plot is selected for them in order to work. To select a plot, simply click on the plot with the left mouse button. The user can tell the plot is selecting by a red border surrounding the plot. Also, the latest plotted plot is automatically selected. If that plot is removed, the plot before it is selected. </text:span></text:span></text:p>
      <text:h text:style-name="Heading_20_3" text:outline-level="3"><text:span text:style-name="Strong_20_Emphasis"><text:span text:style-name="T10">2.6.2 Zooming Plots</text:span></text:span></text:h>
      <text:p text:style-name="Text_20_body"><text:span text:style-name="Strong_20_Emphasis"><text:span text:style-name="T9">To zoom in on a plot, hold the control key while pressing the left mouse button and dragging over the area the user wants to zoom in on. When the mouse button is released, the plot will be zoomed in on the covered area. The covered area is displayed with a shaded yellow rectangle. Note that the zoomed in data is automatically scaled. </text:span></text:span></text:p>
      <text:h text:style-name="Heading_20_3" text:outline-level="3"><text:span text:style-name="Strong_20_Emphasis"><text:span text:style-name="T10">2.6.3 Deleting Single Points</text:span></text:span></text:h>
      <text:p text:style-name="Text_20_body"><text:span text:style-name="Strong_20_Emphasis"><text:span text:style-name="T9">To delete a single point from a data set, double click on it with the right mouse button. The data point will then be filled with white as to indicate it is removed. To rescale the plot without this point, press </text:span></text:span><text:span text:style-name="Strong_20_Emphasis"><text:span text:style-name="T7">Autoscale</text:span></text:span><text:span text:style-name="Strong_20_Emphasis"><text:span text:style-name="T9">, on the right side. If the point doesn't fit the plot anymore, it will appear on the closest border. </text:span></text:span></text:p>
      <text:h text:style-name="Heading_20_3" text:outline-level="3"><text:span text:style-name="Strong_20_Emphasis"><text:span text:style-name="T10">2.6.4 Deleting Selection of Points</text:span></text:span></text:h>
      <text:p text:style-name="Text_20_body"><text:span text:style-name="Strong_20_Emphasis"><text:span text:style-name="T9">To delete multiple points, click with the right mouse button and drag over the selection the user wants removed. The area to be removed is displayed with a shaded red rectangle. To redraw the plot, press </text:span></text:span><text:span text:style-name="Strong_20_Emphasis"><text:span text:style-name="T7">Autoscale</text:span></text:span><text:span text:style-name="Strong_20_Emphasis"><text:span text:style-name="T9">. </text:span></text:span></text:p>
      <text:h text:style-name="Heading_20_3" text:outline-level="3"><text:span text:style-name="Strong_20_Emphasis"><text:span text:style-name="T10">2.6.5 Superimposing Plots</text:span></text:span></text:h>
      <text:p text:style-name="Text_20_body"><text:span text:style-name="Strong_20_Emphasis"><text:span text:style-name="T9">There are a number of ways to superimpose plots on each other in logpl2. One of them is to hold the shift key and then left click on a plot the user wants superimposed and drag it to the plot the user wants to superimpose it on. When the left mouse button is released, the plots will be drawn on top of each other. </text:span></text:span></text:p>
      <text:h text:style-name="Heading_20_1" text:outline-level="1"><text:span text:style-name="Strong_20_Emphasis"><text:span text:style-name="T3">3.0 User's Guide – The Command Line Interface</text:span></text:span></text:h>
      <text:p text:style-name="Text_20_body"><text:span text:style-name="Strong_20_Emphasis"><text:span text:style-name="T4">Logpl2 can be ran from the command prompt with the full capability of the GUI. </text:span></text:span></text:p>
      <text:h text:style-name="Heading_20_2" text:outline-level="2"><text:span text:style-name="Strong_20_Emphasis"><text:span text:style-name="T16">3.1 Getting started</text:span></text:span></text:h>
      <text:p text:style-name="Text_20_body"><text:span text:style-name="Strong_20_Emphasis"><text:span text:style-name="T4">To start logpl2 in batch mode, start by typing </text:span></text:span><text:span text:style-name="Strong_20_Emphasis"><text:span text:style-name="T6">logpl -cmd</text:span></text:span><text:span text:style-name="Strong_20_Emphasis"><text:span text:style-name="T4">. Logpl2 will then be started in batch mode, with the default option of not showing the GUI. It can be brought up any time with the command </text:span></text:span><text:span text:style-name="Strong_20_Emphasis"><text:span text:style-name="T7">showdisp=1 </text:span></text:span><text:span text:style-name="Strong_20_Emphasis"><text:span text:style-name="T9">(see 3.2). If the user wants to automatically run a series of commands, type </text:span></text:span><text:span text:style-name="Strong_20_Emphasis"><text:span text:style-name="T10">logpl -cfile &lt;filename&gt;</text:span></text:span><text:span text:style-name="Strong_20_Emphasis"><text:span text:style-name="T9">, where filename is the name of a command file, containing </text:span></text:span><text:span text:style-name="Strong_20_Emphasis"><text:span text:style-name="T9">commands as one would type them in batch mode. After all commands are ran, the user comes back to the batch mode prompt. </text:span></text:span></text:p>
      <text:p text:style-name="Text_20_body"><text:span text:style-name="Strong_20_Emphasis"><text:span text:style-name="T9">To display a help text in batch mode simply type </text:span></text:span><text:span text:style-name="Strong_20_Emphasis"><text:span text:style-name="T10">help</text:span></text:span><text:span text:style-name="Strong_20_Emphasis"><text:span text:style-name="T9">. It will display a complete list of all commands. </text:span></text:span></text:p>
      <text:p text:style-name="Text_20_body"><text:span text:style-name="Strong_20_Emphasis"><text:span text:style-name="T9">If a control file isn't found on startup, logpl will tell the user so, but unlike in GUI-mode, the edit settings window will not automatically appear. The user must then either specify a control file with the </text:span></text:span><text:span text:style-name="Strong_20_Emphasis"><text:span text:style-name="T10">control=</text:span></text:span><text:span text:style-name="Strong_20_Emphasis"><text:span text:style-name="T9"> command, or open the edit settings window with the </text:span></text:span><text:span text:style-name="Strong_20_Emphasis"><text:span text:style-name="T10">settings</text:span></text:span><text:span text:style-name="Strong_20_Emphasis"><text:span text:style-name="T9"> command. </text:span></text:span></text:p>
      <text:p text:style-name="Text_20_body"><text:soft-page-break/><text:span text:style-name="Strong_20_Emphasis"><text:span text:style-name="T9">The user may also decide the level of feedback from logpl2. By starting logpl2 with the argument </text:span></text:span><text:span text:style-name="Strong_20_Emphasis"><text:span text:style-name="T10">-verbose</text:span></text:span><text:span text:style-name="Strong_20_Emphasis"><text:span text:style-name="T9">, the feedback from logpl2 will be extensive. All messages that are normally displayed in the status bar are now instead displayed in the command window. This option is by default set to be off. In that case, only error messages are displayed. </text:span></text:span></text:p>
      <text:h text:style-name="Heading_20_3" text:outline-level="3"><text:span text:style-name="Strong_20_Emphasis"><text:span text:style-name="T10">3.1.1 On command recognition</text:span></text:span></text:h>
      <text:p text:style-name="Text_20_body"><text:span text:style-name="Strong_20_Emphasis"><text:span text:style-name="T9">If a command is not recognized, logpl2 will tell the user. Note that unlike logpl1, commands must fully match (including the equal sign if there is one). All commands that normally require an input ends with a “=”. The input data should follow the equal sign, but blank spaces or tabs do not matter. Multiple input data are separated by a comma sign (“,”). Again, blank spaces do not matter. Commands that doesn't end with an equal sign do not take in any arguments. </text:span></text:span></text:p>
      <text:p text:style-name="Text_20_body"><text:span text:style-name="Strong_20_Emphasis"><text:span text:style-name="T9">If all input data is omitted, the current status of the command will be displayed. That is, to display the current status of </text:span></text:span><text:span text:style-name="Strong_20_Emphasis"><text:span text:style-name="T10">showdisp=</text:span></text:span><text:span text:style-name="Strong_20_Emphasis"><text:span text:style-name="T9">, type </text:span></text:span><text:span text:style-name="Strong_20_Emphasis"><text:span text:style-name="T10">showdisp=</text:span></text:span><text:span text:style-name="Strong_20_Emphasis"><text:span text:style-name="T9">.</text:span></text:span></text:p>
      <text:h text:style-name="Heading_20_3" text:outline-level="3"><text:span text:style-name="Strong_20_Emphasis"><text:span text:style-name="T10">3.1.2 Some examples</text:span></text:span></text:h>
      <text:p text:style-name="Text_20_body"><text:span text:style-name="Strong_20_Emphasis"><text:span text:style-name="T9">If no control file is found, logpl2 will tell the user so. The user should then (but is not required to) start off by specifying a control file. Thereafter, a log can be opened. After it is read the user may plot the data and after they are plotted, they can be printed. The GUI can once again, be brought up at any time, but does not need to be. To print temperature data from the log station.log to printer $PRINTER is done by typing: (assuming the correct settings are found in temp_settings.pkl)</text:span></text:span></text:p>
      <text:p text:style-name="Text_20_body"><text:span text:style-name="Strong_20_Emphasis"><text:span text:style-name="T10">control=temp_settings.pkl</text:span></text:span></text:p>
      <text:p text:style-name="Text_20_body"><text:span text:style-name="Strong_20_Emphasis"><text:span text:style-name="T10">log=station.log</text:span></text:span></text:p>
      <text:p text:style-name="Text_20_body"><text:span text:style-name="Strong_20_Emphasis"><text:span text:style-name="T10">plot=Temperature</text:span></text:span></text:p>
      <text:p text:style-name="Text_20_body"><text:span text:style-name="Strong_20_Emphasis"><text:span text:style-name="T10">output=printer, $PRINTER</text:span></text:span></text:p>
      <text:h text:style-name="Heading_20_2" text:outline-level="2"><text:span text:style-name="Strong_20_Emphasis"><text:span text:style-name="T16">3.2 Command reference</text:span></text:span></text:h>
      <text:p text:style-name="Text_20_body"><text:span text:style-name="Strong_20_Emphasis"><text:span text:style-name="T4">This section lists all commands available in batch mode, in alphabetical order. </text:span></text:span></text:p>
      <text:h text:style-name="Heading_20_3" text:outline-level="3"><text:span text:style-name="Strong_20_Emphasis"><text:span text:style-name="T6">3.2.1 abstime=</text:span></text:span></text:h>
      <text:p text:style-name="Text_20_body"><text:span text:style-name="Strong_20_Emphasis"><text:span text:style-name="T4">Syntax: </text:span></text:span><text:span text:style-name="Strong_20_Emphasis"><text:span text:style-name="T6">abstime=</text:span></text:span></text:p>
      <text:p text:style-name="Text_20_body"><text:span text:style-name="Strong_20_Emphasis"><text:span text:style-name="T6">abstime=0</text:span></text:span></text:p>
      <text:p text:style-name="Text_20_body"><text:span text:style-name="Strong_20_Emphasis"><text:span text:style-name="T6">abstime=1</text:span></text:span></text:p>
      <text:p text:style-name="Text_20_body"><text:span text:style-name="Strong_20_Emphasis"><text:span text:style-name="T4">To show the absolute time instead of relative time on the x axis, set this option to 1. It is set to 0 (off) by default. To show the current status, omit the argument. </text:span></text:span></text:p>
      <text:h text:style-name="Heading_20_3" text:outline-level="3"><text:span text:style-name="Strong_20_Emphasis"><text:span text:style-name="T6">3.2.2 average</text:span></text:span></text:h>
      <text:p text:style-name="Text_20_body"><text:span text:style-name="Strong_20_Emphasis"><text:span text:style-name="T4">Syntax: </text:span></text:span><text:span text:style-name="Strong_20_Emphasis"><text:span text:style-name="T6">average</text:span></text:span></text:p>
      <text:p text:style-name="Text_20_body"><text:span text:style-name="Strong_20_Emphasis"><text:span text:style-name="T4">The average commands displays the average of the selected plot by drawing a dotted line at that point. If in verbose mode, the average will also be printed. </text:span></text:span></text:p>
      <text:h text:style-name="Heading_20_3" text:outline-level="3"><text:span text:style-name="Strong_20_Emphasis"><text:span text:style-name="T6">3.2.3 cfile=</text:span></text:span></text:h>
      <text:p text:style-name="Text_20_body"><text:span text:style-name="Strong_20_Emphasis"><text:span text:style-name="T4">Syntax: </text:span></text:span><text:span text:style-name="Strong_20_Emphasis"><text:span text:style-name="T6">cfile= filename</text:span></text:span></text:p>
      <text:p text:style-name="Text_20_body"><text:span text:style-name="Strong_20_Emphasis"><text:span text:style-name="T4">Use this command to read in a file of commands. The file should consists of a batch command on each line. The user can also start up logpl2 by typing </text:span></text:span><text:span text:style-name="Strong_20_Emphasis"><text:span text:style-name="T6">logpl -cfile filename</text:span></text:span><text:span text:style-name="Strong_20_Emphasis"><text:span text:style-name="T4">. If the filename is omitted, logpl will respond by printing this. </text:span></text:span></text:p>
      <text:h text:style-name="Heading_20_3" text:outline-level="3"><text:soft-page-break/><text:span text:style-name="Strong_20_Emphasis"><text:span text:style-name="T6">3.2.4 channel= </text:span></text:span></text:h>
      <text:p text:style-name="Text_20_body"><text:span text:style-name="Strong_20_Emphasis"><text:span text:style-name="T4">Syntax: </text:span></text:span><text:span text:style-name="Strong_20_Emphasis"><text:span text:style-name="T6">channel= channel_number</text:span></text:span></text:p>
      <text:p text:style-name="Text_20_body"><text:span text:style-name="Strong_20_Emphasis"><text:span text:style-name="T6">channel=</text:span></text:span></text:p>
      <text:p text:style-name="Text_20_body"><text:span text:style-name="Strong_20_Emphasis"><text:span text:style-name="T4">Use </text:span></text:span><text:span text:style-name="Strong_20_Emphasis"><text:span text:style-name="T6">channel= </text:span></text:span><text:span text:style-name="Strong_20_Emphasis"><text:span text:style-name="T4">to specify active channel. The first channel is 1, and since logpl2 can plot any number of channel, the last channel is n. If the channel_number is omitted, logpl2 will state the current active channel and also how many channels there are. Logpl2 will not halt if a non existing channel is selected. In that case, logpl2 will tell the user that the channel number is incorrect and also state the number of channels. Note that a channel is only available if it is plotted. If there are no plots, there are no valid channels. If there are n (non superimposed plots) there are n channels. </text:span></text:span></text:p>
      <text:p text:style-name="Text_20_body"><text:span text:style-name="Strong_20_Emphasis"><text:span text:style-name="T4">If the argument is omitted, all available channels (with the data descriptions) will be printed. </text:span></text:span></text:p>
      <text:h text:style-name="Heading_20_3" text:outline-level="3"><text:span text:style-name="Strong_20_Emphasis"><text:span text:style-name="T6">3.2.5 control=</text:span></text:span></text:h>
      <text:p text:style-name="Text_20_body"><text:span text:style-name="Strong_20_Emphasis"><text:span text:style-name="T4">Syntax: </text:span></text:span><text:span text:style-name="Strong_20_Emphasis"><text:span text:style-name="T6">control= control file</text:span></text:span></text:p>
      <text:p text:style-name="Text_20_body"><text:span text:style-name="Strong_20_Emphasis"><text:span text:style-name="T4">Specify the control file that logpl2 will be using. Without a specified control file, logpl2 can not fetch any data in the log file. If there already is a control file specified in the I/O Settings, this one will be read. Use </text:span></text:span><text:span text:style-name="Strong_20_Emphasis"><text:span text:style-name="T6">control=</text:span></text:span><text:span text:style-name="Strong_20_Emphasis"><text:span text:style-name="T12"> to query which control file is being used. To make a new or edit an existing control file, type </text:span></text:span><text:span text:style-name="Strong_20_Emphasis"><text:span text:style-name="T13">settings</text:span></text:span><text:span text:style-name="Strong_20_Emphasis"><text:span text:style-name="T12">. </text:span></text:span></text:p>
      <text:h text:style-name="Heading_20_3" text:outline-level="3"><text:span text:style-name="Strong_20_Emphasis"><text:span text:style-name="T6">3.2.6 defdir=</text:span></text:span></text:h>
      <text:p text:style-name="Text_20_body"><text:span text:style-name="Strong_20_Emphasis"><text:span text:style-name="T4">Syntax: </text:span></text:span><text:span text:style-name="Strong_20_Emphasis"><text:span text:style-name="T6">defdir = default directory of log files</text:span></text:span></text:p>
      <text:p text:style-name="Text_20_body"><text:span text:style-name="Strong_20_Emphasis"><text:span text:style-name="T6">defdir=</text:span></text:span></text:p>
      <text:p text:style-name="Text_20_body"><text:span text:style-name="Strong_20_Emphasis"><text:span text:style-name="T4">Use </text:span></text:span><text:span text:style-name="Strong_20_Emphasis"><text:span text:style-name="T6">defdir= </text:span></text:span><text:span text:style-name="Strong_20_Emphasis"><text:span text:style-name="T4">to specify the default directory in which logpl2 looks for log files. Relative filenames may be used at all times, but even if a default directory is specified, the absolute path still works. To display the current default directory, omit the argument. </text:span></text:span></text:p>
      <text:h text:style-name="Heading_20_3" text:outline-level="3"><text:span text:style-name="Strong_20_Emphasis"><text:span text:style-name="T6">3.2.7 fontdec</text:span></text:span></text:h>
      <text:p text:style-name="Text_20_body"><text:span text:style-name="Strong_20_Emphasis"><text:span text:style-name="T4">Syntax: </text:span></text:span><text:span text:style-name="Strong_20_Emphasis"><text:span text:style-name="T6">fontdec</text:span></text:span></text:p>
      <text:p text:style-name="Text_20_body"><text:span text:style-name="Strong_20_Emphasis"><text:span text:style-name="T4">To decrease the fontsize, use this command. It takes no arguments. <text:s/></text:span></text:span></text:p>
      <text:h text:style-name="Heading_20_3" text:outline-level="3"><text:span text:style-name="Strong_20_Emphasis"><text:span text:style-name="T6">3.2.8 fontinc</text:span></text:span></text:h>
      <text:p text:style-name="Text_20_body"><text:span text:style-name="Strong_20_Emphasis"><text:span text:style-name="T4">Syntax: </text:span></text:span><text:span text:style-name="Strong_20_Emphasis"><text:span text:style-name="T6">fontinc</text:span></text:span></text:p>
      <text:p text:style-name="Text_20_body"><text:span text:style-name="Strong_20_Emphasis"><text:span text:style-name="T4">To increase the fontsize, use this command. It takes no arguments. </text:span></text:span></text:p>
      <text:h text:style-name="Heading_20_3" text:outline-level="3"><text:span text:style-name="Strong_20_Emphasis"><text:span text:style-name="T6">3.2.9 grid</text:span></text:span></text:h>
      <text:p text:style-name="Text_20_body"><text:span text:style-name="Strong_20_Emphasis"><text:span text:style-name="T4">Syntax: </text:span></text:span><text:span text:style-name="Strong_20_Emphasis"><text:span text:style-name="T6">grid</text:span></text:span></text:p>
      <text:p text:style-name="Text_20_body"><text:span text:style-name="Strong_20_Emphasis"><text:span text:style-name="T4">To add a grid net to the selected plot, use this command. To remove the grid, use the command on the same plot again. </text:span></text:span></text:p>
      <text:h text:style-name="Heading_20_3" text:outline-level="3"><text:span text:style-name="Strong_20_Emphasis"><text:span text:style-name="T6">3.2.10 invert=</text:span></text:span></text:h>
      <text:p text:style-name="Text_20_body"><text:span text:style-name="Strong_20_Emphasis"><text:span text:style-name="T4">Syntax: </text:span></text:span><text:span text:style-name="Strong_20_Emphasis"><text:span text:style-name="T6">invert=</text:span></text:span></text:p>
      <text:p text:style-name="Text_20_body"><text:span text:style-name="Strong_20_Emphasis"><text:span text:style-name="T6">invert= 0</text:span></text:span></text:p>
      <text:p text:style-name="Text_20_body"><text:span text:style-name="Strong_20_Emphasis"><text:span text:style-name="T6">invert= 1</text:span></text:span></text:p>
      <text:p text:style-name="Text_20_body"><text:span text:style-name="Strong_20_Emphasis"><text:span text:style-name="T4">To invert the selected plot set this command to (1). To remove the invert, set the command to (0). Omit the argument to see the current inversion status. </text:span></text:span></text:p>
      <text:h text:style-name="Heading_20_3" text:outline-level="3"><text:soft-page-break/><text:span text:style-name="Strong_20_Emphasis"><text:span text:style-name="T6">3.2.11 exit</text:span></text:span></text:h>
      <text:p text:style-name="Text_20_body"><text:span text:style-name="Strong_20_Emphasis"><text:span text:style-name="T4">Syntax: </text:span></text:span><text:span text:style-name="Strong_20_Emphasis"><text:span text:style-name="T6">exit</text:span></text:span></text:p>
      <text:p text:style-name="Text_20_body"><text:span text:style-name="Strong_20_Emphasis"><text:span text:style-name="T4">Type </text:span></text:span><text:span text:style-name="Strong_20_Emphasis"><text:span text:style-name="T6">exit</text:span></text:span><text:span text:style-name="Strong_20_Emphasis"><text:span text:style-name="T4"> to exit logpl2. Logpl2 does not need to remove any temporary files or threads and may therefore be closed in any way the user chooses. Ctrl-C also closes logpl2. </text:span></text:span></text:p>
      <text:h text:style-name="Heading_20_3" text:outline-level="3"><text:span text:style-name="Strong_20_Emphasis"><text:span text:style-name="T6">3.2.12 help</text:span></text:span></text:h>
      <text:p text:style-name="Text_20_body"><text:span text:style-name="Strong_20_Emphasis"><text:span text:style-name="T4">Syntax: </text:span></text:span><text:span text:style-name="Strong_20_Emphasis"><text:span text:style-name="T6">help</text:span></text:span></text:p>
      <text:p text:style-name="Text_20_body"><text:span text:style-name="Strong_20_Emphasis"><text:span text:style-name="T4">This command prints a help text for the batch mode. All available commands are printed with a short description of their usage. </text:span></text:span></text:p>
      <text:h text:style-name="Heading_20_3" text:outline-level="3"><text:span text:style-name="Strong_20_Emphasis"><text:span text:style-name="T6">3.2.13 line=</text:span></text:span></text:h>
      <text:p text:style-name="Text_20_body"><text:span text:style-name="Strong_20_Emphasis"><text:span text:style-name="T4">Syntax: </text:span></text:span><text:span text:style-name="Strong_20_Emphasis"><text:span text:style-name="T6">line=</text:span></text:span></text:p>
      <text:p text:style-name="Text_20_body"><text:span text:style-name="Strong_20_Emphasis"><text:span text:style-name="T6">line=0</text:span></text:span></text:p>
      <text:p text:style-name="Text_20_body"><text:span text:style-name="Strong_20_Emphasis"><text:span text:style-name="T6">line=1</text:span></text:span></text:p>
      <text:p text:style-name="Text_20_body"><text:span text:style-name="Strong_20_Emphasis"><text:span text:style-name="T4">To connect all active data points with a line toggle this option on. All plots are automatically redrawn, so this affects all drawn plots. To check the status of this command, omit the argument. </text:span></text:span></text:p>
      <text:h text:style-name="Heading_20_3" text:outline-level="3"><text:span text:style-name="Strong_20_Emphasis"><text:span text:style-name="T6">3.2.14 list=</text:span></text:span></text:h>
      <text:p text:style-name="Text_20_body"><text:span text:style-name="Strong_20_Emphasis"><text:span text:style-name="T4">Syntax: </text:span></text:span><text:span text:style-name="Strong_20_Emphasis"><text:span text:style-name="T6">list= command, filename</text:span></text:span></text:p>
      <text:p text:style-name="Text_20_body"><text:span text:style-name="Strong_20_Emphasis"><text:span text:style-name="T6">list= command</text:span></text:span></text:p>
      <text:p text:style-name="Text_20_body"><text:span text:style-name="Strong_20_Emphasis"><text:span text:style-name="T4">Use </text:span></text:span><text:span text:style-name="Strong_20_Emphasis"><text:span text:style-name="T6">list=</text:span></text:span><text:span text:style-name="Strong_20_Emphasis"><text:span text:style-name="T4"> to print a specific command. If the command is found in the log file, the entire line will be printed. For instance, to print the comments of the log file, use </text:span></text:span><text:span text:style-name="Strong_20_Emphasis"><text:span text:style-name="T6">list=”</text:span></text:span><text:span text:style-name="Strong_20_Emphasis"><text:span text:style-name="T4">. To save the text to a file, specify a filename. A file will then be written with the printed data. </text:span></text:span></text:p>
      <text:h text:style-name="Heading_20_3" text:outline-level="3"><text:span text:style-name="Strong_20_Emphasis"><text:span text:style-name="T6">3.2.15 log=</text:span></text:span></text:h>
      <text:p text:style-name="Text_20_body"><text:span text:style-name="Strong_20_Emphasis"><text:span text:style-name="T4">Syntax: </text:span></text:span><text:span text:style-name="Strong_20_Emphasis"><text:span text:style-name="T6">log= filename</text:span></text:span></text:p>
      <text:p text:style-name="Text_20_body"><text:span text:style-name="Strong_20_Emphasis"><text:span text:style-name="T6">log=</text:span></text:span></text:p>
      <text:p text:style-name="Text_20_body"><text:span text:style-name="Strong_20_Emphasis"><text:span text:style-name="T4">Open and read a log file with </text:span></text:span><text:span text:style-name="Strong_20_Emphasis"><text:span text:style-name="T6">log=</text:span></text:span><text:span text:style-name="Strong_20_Emphasis"><text:span text:style-name="T4">. The reading of all data is done automatically, so it may take a second or two depending on the computer. Relative filenames as well as absolute filenames may be used. The current working directory is the directory logpl2 was started from. To see which file is currently opened, omit the filename. </text:span></text:span></text:p>
      <text:h text:style-name="Heading_20_3" text:outline-level="3"><text:span text:style-name="Strong_20_Emphasis"><text:span text:style-name="T6">3.2.16 lscale=</text:span></text:span></text:h>
      <text:p text:style-name="Text_20_body"><text:span text:style-name="Strong_20_Emphasis"><text:span text:style-name="T4">Syntax: </text:span></text:span><text:span text:style-name="Strong_20_Emphasis"><text:span text:style-name="T6">lscale=</text:span></text:span></text:p>
      <text:p text:style-name="Text_20_body"><text:span text:style-name="Strong_20_Emphasis"><text:span text:style-name="T6">lscale=0</text:span></text:span></text:p>
      <text:p text:style-name="Text_20_body"><text:span text:style-name="Strong_20_Emphasis"><text:span text:style-name="T6">lscale=1</text:span></text:span></text:p>
      <text:p text:style-name="Text_20_body"><text:span text:style-name="Strong_20_Emphasis"><text:span text:style-name="T4">Toggle logarithmic scale on (</text:span></text:span><text:span text:style-name="Strong_20_Emphasis"><text:span text:style-name="T6">1</text:span></text:span><text:span text:style-name="Strong_20_Emphasis"><text:span text:style-name="T4">) or off (</text:span></text:span><text:span text:style-name="Strong_20_Emphasis"><text:span text:style-name="T6">0</text:span></text:span><text:span text:style-name="Strong_20_Emphasis"><text:span text:style-name="T4">) with </text:span></text:span><text:span text:style-name="Strong_20_Emphasis"><text:span text:style-name="T6">lscale=</text:span></text:span><text:span text:style-name="Strong_20_Emphasis"><text:span text:style-name="T4">. With this command, the y scale is logarithmized in the 10 base. This affects the selected plot. If the data contains zero or negative values, the plot can obviously not be logarithmized, and an error message will be printed. To check the status of this command on the selected plot, omit the argument. </text:span></text:span></text:p>
      <text:h text:style-name="Heading_20_3" text:outline-level="3"><text:span text:style-name="Strong_20_Emphasis"><text:span text:style-name="T6">3.2.17 output=</text:span></text:span></text:h>
      <text:p text:style-name="Text_20_body"><text:span text:style-name="Strong_20_Emphasis"><text:span text:style-name="T4">Syntax: </text:span></text:span><text:span text:style-name="Strong_20_Emphasis"><text:span text:style-name="T6">output=</text:span></text:span></text:p>
      <text:p text:style-name="Text_20_body"><text:span text:style-name="Strong_20_Emphasis"><text:span text:style-name="T6">output= printer, printername</text:span></text:span></text:p>
      <text:p text:style-name="Text_20_body"><text:soft-page-break/><text:span text:style-name="Strong_20_Emphasis"><text:span text:style-name="T6">outpute= file, filename</text:span></text:span></text:p>
      <text:p text:style-name="Text_20_body"><text:span text:style-name="Strong_20_Emphasis"><text:span text:style-name="T4">Use the </text:span></text:span><text:span text:style-name="Strong_20_Emphasis"><text:span text:style-name="T6">output=</text:span></text:span><text:span text:style-name="Strong_20_Emphasis"><text:span text:style-name="T4"> command to print the plotted graphs. To print to a file use </text:span></text:span><text:span text:style-name="Strong_20_Emphasis"><text:span text:style-name="T6">outpute= file, filename</text:span></text:span><text:span text:style-name="Strong_20_Emphasis"><text:span text:style-name="T4">. The specified filename will be a postscript file containing the plots. To print to a printer, use </text:span></text:span><text:span text:style-name="Strong_20_Emphasis"><text:span text:style-name="T6">output= printer, printername</text:span></text:span><text:span text:style-name="Strong_20_Emphasis"><text:span text:style-name="T4">. The printer must support postscript. By default, the lpr command will be used. The output will also be scaled to fit US letter size (note that the A4 size is bigger, so the plot will fit those as well). If a default printer (or default filename) is set by using the </text:span></text:span><text:span text:style-name="Strong_20_Emphasis"><text:span text:style-name="T6">-output </text:span></text:span><text:span text:style-name="Strong_20_Emphasis"><text:span text:style-name="T4">argument (see section 4.0), the user may omit the arguments, and the output will be sent to what is specified. If no default printer/file is set, logpl2 will print an error message. </text:span></text:span></text:p>
      <text:p text:style-name="Text_20_body"><text:span text:style-name="Strong_20_Emphasis"><text:span text:style-name="T4">After the output command is executed successfully, all plots will automatically be removed. </text:span></text:span></text:p>
      <text:h text:style-name="Heading_20_3" text:outline-level="3"><text:span text:style-name="Strong_20_Emphasis"><text:span text:style-name="T6">3.2.18 plot=</text:span></text:span></text:h>
      <text:p text:style-name="Text_20_body"><text:span text:style-name="Strong_20_Emphasis"><text:span text:style-name="T4">Syntax: </text:span></text:span><text:span text:style-name="Strong_20_Emphasis"><text:span text:style-name="T6">plot= data_name</text:span></text:span></text:p>
      <text:p text:style-name="Text_20_body"><text:span text:style-name="Strong_20_Emphasis"><text:span text:style-name="T4">To plot a graph use </text:span></text:span><text:span text:style-name="Strong_20_Emphasis"><text:span text:style-name="T6">plot= data_name</text:span></text:span><text:span text:style-name="Strong_20_Emphasis"><text:span text:style-name="T4">. To see available data names, use command </text:span></text:span><text:span text:style-name="Strong_20_Emphasis"><text:span text:style-name="T6">plots</text:span></text:span><text:span text:style-name="Strong_20_Emphasis"><text:span text:style-name="T4">. To remove an existing plot, simply type <text:s/></text:span></text:span><text:span text:style-name="Strong_20_Emphasis"><text:span text:style-name="T6">plot= data_name</text:span></text:span><text:span text:style-name="Strong_20_Emphasis"><text:span text:style-name="T4"> again and it will be removed if the data name matches an already existing plot. </text:span></text:span></text:p>
      <text:h text:style-name="Heading_20_3" text:outline-level="3"><text:span text:style-name="Strong_20_Emphasis"><text:span text:style-name="T6">3.2.19 plotall</text:span></text:span></text:h>
      <text:p text:style-name="Text_20_body"><text:span text:style-name="Strong_20_Emphasis"><text:span text:style-name="T4">Syntax: </text:span></text:span><text:span text:style-name="Strong_20_Emphasis"><text:span text:style-name="T6">plotall</text:span></text:span></text:p>
      <text:p text:style-name="Text_20_body"><text:span text:style-name="Strong_20_Emphasis"><text:span text:style-name="T4">To plot all exisitng plots, use this command. All data vs. time plots will automatically be plotted. </text:span></text:span></text:p>
      <text:h text:style-name="Heading_20_3" text:outline-level="3"><text:span text:style-name="Strong_20_Emphasis"><text:span text:style-name="T6">3.2.20 plots</text:span></text:span></text:h>
      <text:p text:style-name="Text_20_body"><text:span text:style-name="Strong_20_Emphasis"><text:span text:style-name="T4">Syntax: </text:span></text:span><text:span text:style-name="Strong_20_Emphasis"><text:span text:style-name="T6">plots</text:span></text:span></text:p>
      <text:p text:style-name="Text_20_body"><text:span text:style-name="Strong_20_Emphasis"><text:span text:style-name="T4">This command prints all available data in the log. The names printed can then be used as arguments for </text:span></text:span><text:span text:style-name="Strong_20_Emphasis"><text:span text:style-name="T6">plot=</text:span></text:span><text:span text:style-name="Strong_20_Emphasis"><text:span text:style-name="T4">, </text:span></text:span><text:span text:style-name="Strong_20_Emphasis"><text:span text:style-name="T6">plotxy=</text:span></text:span><text:span text:style-name="Strong_20_Emphasis"><text:span text:style-name="T4"> and </text:span></text:span><text:span text:style-name="Strong_20_Emphasis"><text:span text:style-name="T6">list=</text:span></text:span><text:span text:style-name="Strong_20_Emphasis"><text:span text:style-name="T4">. </text:span></text:span></text:p>
      <text:h text:style-name="Heading_20_3" text:outline-level="3"><text:span text:style-name="Strong_20_Emphasis"><text:span text:style-name="T6">3.2.21 plotxy=</text:span></text:span></text:h>
      <text:p text:style-name="Text_20_body"><text:span text:style-name="Strong_20_Emphasis"><text:span text:style-name="T4">Syntax: </text:span></text:span><text:span text:style-name="Strong_20_Emphasis"><text:span text:style-name="T6">plotxy=data1,data2</text:span></text:span></text:p>
      <text:p text:style-name="Text_20_body"><text:span text:style-name="Strong_20_Emphasis"><text:span text:style-name="T4">To plot a data versus data plot (xy-plot), use this command. Data1 will then be plotted versus data2.</text:span></text:span></text:p>
      <text:h text:style-name="Heading_20_3" text:outline-level="3"><text:span text:style-name="Strong_20_Emphasis"><text:span text:style-name="T6">3.2.22 removeall</text:span></text:span></text:h>
      <text:p text:style-name="Text_20_body"><text:span text:style-name="Strong_20_Emphasis"><text:span text:style-name="T4">Syntax: </text:span></text:span><text:span text:style-name="Strong_20_Emphasis"><text:span text:style-name="T6">removeall</text:span></text:span></text:p>
      <text:p text:style-name="Text_20_body"><text:span text:style-name="Strong_20_Emphasis"><text:span text:style-name="T4">This commands removes all existing plots. This applies to both data versus time plots and data versus data plots. </text:span></text:span></text:p>
      <text:h text:style-name="Heading_20_3" text:outline-level="3"><text:span text:style-name="Strong_20_Emphasis"><text:span text:style-name="T6">3.2.23 reset</text:span></text:span></text:h>
      <text:p text:style-name="Text_20_body"><text:span text:style-name="Strong_20_Emphasis"><text:span text:style-name="T4">Syntax: </text:span></text:span><text:span text:style-name="Strong_20_Emphasis"><text:span text:style-name="T6">reset</text:span></text:span></text:p>
      <text:p text:style-name="Text_20_body"><text:span text:style-name="Strong_20_Emphasis"><text:span text:style-name="T4">This command resets the x and y axis of the selected plot. It also removes all alterations made to the plot, such as grid net, log scale and invert. </text:span></text:span></text:p>
      <text:h text:style-name="Heading_20_3" text:outline-level="3"><text:span text:style-name="Strong_20_Emphasis"><text:span text:style-name="T6">3.2.24 scale=</text:span></text:span></text:h>
      <text:p text:style-name="Text_20_body"><text:span text:style-name="Strong_20_Emphasis"><text:span text:style-name="T4">Syntax: </text:span></text:span><text:span text:style-name="Strong_20_Emphasis"><text:span text:style-name="T6">scale= min_y, max_y</text:span></text:span></text:p>
      <text:p text:style-name="Text_20_body"><text:span text:style-name="Strong_20_Emphasis"><text:span text:style-name="T4">This command takes two arguments, and will scale the plot set to active to these y values. Note that new plots are automatically scaled. </text:span></text:span></text:p>
      <text:h text:style-name="Heading_20_3" text:outline-level="3"><text:soft-page-break/><text:span text:style-name="Strong_20_Emphasis"><text:span text:style-name="T6">3.2.25 settings</text:span></text:span></text:h>
      <text:p text:style-name="Text_20_body"><text:span text:style-name="Strong_20_Emphasis"><text:span text:style-name="T4">Syntax: </text:span></text:span><text:span text:style-name="Strong_20_Emphasis"><text:span text:style-name="T6">settings</text:span></text:span></text:p>
      <text:p text:style-name="Text_20_body"><text:span text:style-name="Strong_20_Emphasis"><text:span text:style-name="T4">To edit or create a new control file, type </text:span></text:span><text:span text:style-name="Strong_20_Emphasis"><text:span text:style-name="T6">settings</text:span></text:span><text:span text:style-name="Strong_20_Emphasis"><text:span text:style-name="T4">. This will pop up a new window that contains all tools to do this. </text:span></text:span></text:p>
      <text:h text:style-name="Heading_20_3" text:outline-level="3"><text:span text:style-name="Strong_20_Emphasis"><text:span text:style-name="T6">3.2.26 showdisp=</text:span></text:span></text:h>
      <text:p text:style-name="Text_20_body"><text:span text:style-name="Strong_20_Emphasis"><text:span text:style-name="T4">Syntax: </text:span></text:span><text:span text:style-name="Strong_20_Emphasis"><text:span text:style-name="T6">showdisp=</text:span></text:span></text:p>
      <text:p text:style-name="Text_20_body"><text:span text:style-name="Strong_20_Emphasis"><text:span text:style-name="T6">showdisp= 0</text:span></text:span></text:p>
      <text:p text:style-name="Text_20_body"><text:span text:style-name="Strong_20_Emphasis"><text:span text:style-name="T6">showdisp= 1</text:span></text:span></text:p>
      <text:p text:style-name="Text_20_body"><text:span text:style-name="Strong_20_Emphasis"><text:span text:style-name="T4">On startup in batch mode, the GUI will be hidden. To show it, type </text:span></text:span><text:span text:style-name="Strong_20_Emphasis"><text:span text:style-name="T6">showdisp= 1</text:span></text:span><text:span text:style-name="Strong_20_Emphasis"><text:span text:style-name="T4">, and to hide it again, type </text:span></text:span><text:span text:style-name="Strong_20_Emphasis"><text:span text:style-name="T6">showdisp= 0</text:span></text:span><text:span text:style-name="Strong_20_Emphasis"><text:span text:style-name="T4">. All commands can be successfully executed in both modes. To show the status, omit the argument. </text:span></text:span></text:p>
      <text:h text:style-name="Heading_20_3" text:outline-level="3"><text:span text:style-name="Strong_20_Emphasis"><text:span text:style-name="T6">3.2.27 splitall</text:span></text:span></text:h>
      <text:p text:style-name="Text_20_body"><text:span text:style-name="Strong_20_Emphasis"><text:span text:style-name="T4">Syntax: </text:span></text:span><text:span text:style-name="Strong_20_Emphasis"><text:span text:style-name="T6">splitall</text:span></text:span></text:p>
      <text:p text:style-name="Text_20_body"><text:span text:style-name="Strong_20_Emphasis"><text:span text:style-name="T4">To split all superimposed plots, use this commands. All superimposed plots (may be more than one) will be split up and drawn separately. </text:span></text:span></text:p>
      <text:h text:style-name="Heading_20_3" text:outline-level="3"><text:span text:style-name="Strong_20_Emphasis"><text:span text:style-name="T6">3.2.28 superall</text:span></text:span></text:h>
      <text:p text:style-name="Text_20_body"><text:span text:style-name="Strong_20_Emphasis"><text:span text:style-name="T4">Syntax: </text:span></text:span><text:span text:style-name="Strong_20_Emphasis"><text:span text:style-name="T6">superall</text:span></text:span></text:p>
      <text:p text:style-name="Text_20_body"><text:span text:style-name="Strong_20_Emphasis"><text:span text:style-name="T4">To superimpose all plots on one single plot, use this command. The superimposed plots will be drawn with different colors and shapes. </text:span></text:span></text:p>
      <text:h text:style-name="Heading_20_3" text:outline-level="3"><text:span text:style-name="Strong_20_Emphasis"><text:span text:style-name="T6">3.2.29 super=</text:span></text:span></text:h>
      <text:p text:style-name="Text_20_body"><text:span text:style-name="Strong_20_Emphasis"><text:span text:style-name="T4">Syntax: </text:span></text:span><text:span text:style-name="Strong_20_Emphasis"><text:span text:style-name="T6">super=</text:span></text:span></text:p>
      <text:p text:style-name="Text_20_body"><text:span text:style-name="Strong_20_Emphasis"><text:span text:style-name="T6">super= 0</text:span></text:span></text:p>
      <text:p text:style-name="Text_20_body"><text:span text:style-name="Strong_20_Emphasis"><text:span text:style-name="T6">super= 1</text:span></text:span></text:p>
      <text:p text:style-name="Text_20_body"><text:span text:style-name="Strong_20_Emphasis"><text:span text:style-name="T4">To superimpose next plot, Turn superimpose mode on (</text:span></text:span><text:span text:style-name="Strong_20_Emphasis"><text:span text:style-name="T6">1)</text:span></text:span><text:span text:style-name="Strong_20_Emphasis"><text:span text:style-name="T4">. If no plot is drawn, it will be plotted normally, and the plot after that will be superimposed on it. When superimposing plots, the different data will have different color and shape. Note that the plot is superimposed on the selected one, which is normally the last plot plotted. </text:span></text:span></text:p>
      <text:h text:style-name="Heading_20_3" text:outline-level="3"><text:span text:style-name="Strong_20_Emphasis"><text:span text:style-name="T6">3.2.30 timescale=</text:span></text:span></text:h>
      <text:p text:style-name="Text_20_body"><text:span text:style-name="Strong_20_Emphasis"><text:span text:style-name="T4">Syntax: </text:span></text:span><text:span text:style-name="Strong_20_Emphasis"><text:span text:style-name="T6">timescale= min_date, max_date</text:span></text:span></text:p>
      <text:p text:style-name="Text_20_body"><text:span text:style-name="Strong_20_Emphasis"><text:span text:style-name="T4">To set the x scale of a data versus time plot, use this command. It takes two arguments, the minimum date and the maximum date, and the scale will be set after those. Note that this could only be done when one plot is drawn. All the following plots will however scale to this. <text:s/></text:span></text:span></text:p>
      <text:h text:style-name="Heading_20_3" text:outline-level="3"><text:span text:style-name="Strong_20_Emphasis"><text:span text:style-name="T6">3.2.31 xscale=</text:span></text:span></text:h>
      <text:p text:style-name="Text_20_body"><text:span text:style-name="Strong_20_Emphasis"><text:span text:style-name="T4">Syntax: </text:span></text:span><text:span text:style-name="Strong_20_Emphasis"><text:span text:style-name="T6">xscale= min_x, max_x</text:span></text:span></text:p>
      <text:p text:style-name="Text_20_body"><text:span text:style-name="Strong_20_Emphasis"><text:span text:style-name="T4">To set the x scale of a data versus data plot, use this command. The x scale is set after the specified minimum x value and the maximum x value. </text:span></text:span></text:p>
      <text:h text:style-name="Heading_20_2" text:outline-level="2"><text:soft-page-break/><text:span text:style-name="Strong_20_Emphasis"><text:span text:style-name="T16">3.3 Writing scripts for logpl2</text:span></text:span></text:h>
      <text:p text:style-name="Text_20_body"><text:span text:style-name="Strong_20_Emphasis"><text:span text:style-name="T4">It is possible to run logpl2 with a command script. The script file can contain all commands that were listed in section 3.2. The command file can either be specified when starting logpl2 by typing </text:span></text:span><text:span text:style-name="Strong_20_Emphasis"><text:span text:style-name="T6">logpl -cfile filename</text:span></text:span><text:span text:style-name="Strong_20_Emphasis"><text:span text:style-name="T4">, or by starting logpl2 in batch mode and then specifying the command file with the command </text:span></text:span><text:span text:style-name="Strong_20_Emphasis"><text:span text:style-name="T6">cfile= filename</text:span></text:span><text:span text:style-name="Strong_20_Emphasis"><text:span text:style-name="T4">. If the user wants logpl2 to quit after the command file is read, simply add </text:span></text:span><text:span text:style-name="Strong_20_Emphasis"><text:span text:style-name="T6">exit</text:span></text:span><text:span text:style-name="Strong_20_Emphasis"><text:span text:style-name="T4"> to the end of the file. If the first character of a line is a #-sign, the line is interpreted as a comment. </text:span></text:span></text:p>
      <text:h text:style-name="Heading_20_3" text:outline-level="3"><text:span text:style-name="Strong_20_Emphasis"><text:span text:style-name="T6">3.3.1 Example command file</text:span></text:span></text:h>
      <text:p text:style-name="Text_20_body"><text:span text:style-name="Strong_20_Emphasis"><text:span text:style-name="T4">The following command file will print temperature data and humidity data on one page, cable-length versus Pressure on one page, and a superimposed plot with all existing data on one page. It will send the output to the default output. After the script is finished, logpl2 should exit</text:span></text:span></text:p>
      <text:p text:style-name="Text_20_body"><text:span text:style-name="Strong_20_Emphasis"><text:span text:style-name="T4">The command file should then have the following appearance:</text:span></text:span></text:p>
      <text:p text:style-name="Text_20_body"><text:span text:style-name="Strong_20_Emphasis"><text:span text:style-name="T4"/></text:span></text:p>
      <text:p text:style-name="Text_20_body"><text:span text:style-name="Strong_20_Emphasis"><text:span text:style-name="T20">#Example command file for logpl2</text:span></text:span></text:p>
      <text:p text:style-name="Text_20_body"><text:span text:style-name="Strong_20_Emphasis"><text:span text:style-name="T20">plot= Temperature</text:span></text:span></text:p>
      <text:p text:style-name="Text_20_body"><text:span text:style-name="Strong_20_Emphasis"><text:span text:style-name="T20">plot= Humidity</text:span></text:span></text:p>
      <text:p text:style-name="Text_20_body"><text:span text:style-name="Strong_20_Emphasis"><text:span text:style-name="T20">output=</text:span></text:span></text:p>
      <text:p text:style-name="Text_20_body"><text:span text:style-name="Strong_20_Emphasis"><text:span text:style-name="T20">plotxy= Pressure, Cable-length</text:span></text:span></text:p>
      <text:p text:style-name="Text_20_body"><text:span text:style-name="Strong_20_Emphasis"><text:span text:style-name="T20">output= </text:span></text:span></text:p>
      <text:p text:style-name="Text_20_body"><text:span text:style-name="Strong_20_Emphasis"><text:span text:style-name="T20">plotall</text:span></text:span></text:p>
      <text:p text:style-name="Text_20_body"><text:span text:style-name="Strong_20_Emphasis"><text:span text:style-name="T20">superall</text:span></text:span></text:p>
      <text:p text:style-name="Text_20_body"><text:span text:style-name="Strong_20_Emphasis"><text:span text:style-name="T20">output=</text:span></text:span></text:p>
      <text:p text:style-name="Text_20_body"><text:span text:style-name="Strong_20_Emphasis"><text:span text:style-name="T20">exit</text:span></text:span></text:p>
      <text:p text:style-name="Text_20_body"><text:span text:style-name="Strong_20_Emphasis"><text:span text:style-name="T20">#done</text:span></text:span></text:p>
      <text:p text:style-name="Text_20_body"><text:span text:style-name="Strong_20_Emphasis"><text:span text:style-name="T20"/></text:span></text:p>
      <text:p text:style-name="Text_20_body"><text:span text:style-name="Strong_20_Emphasis"><text:span text:style-name="T4">In order to execute this script, the user must start logpl with a set of arguments (see section 4.0). First of all, a log file must be specfied, then the command file must be specified and finally a default output must be specified. </text:span></text:span></text:p>
      <text:p text:style-name="Text_20_body"><text:span text:style-name="Strong_20_Emphasis"><text:span text:style-name="T4">Assume the log file is station.log, the command file is command_file, and the default printer is default_printer. </text:span></text:span></text:p>
      <text:p text:style-name="Text_20_body"><text:span text:style-name="Strong_20_Emphasis"><text:span text:style-name="T4">Start logpl2 with the following line: </text:span></text:span></text:p>
      <text:p text:style-name="Text_20_body"><text:span text:style-name="Strong_20_Emphasis"><text:span text:style-name="T6">logpl -log station.log -cfile command_file -output printer default_printer</text:span></text:span></text:p>
      <text:p text:style-name="Text_20_body"><text:span text:style-name="Strong_20_Emphasis"><text:span text:style-name="T4">Note that a control file containing the specification for all this data is required. </text:span></text:span></text:p>
      <text:h text:style-name="Heading_20_1" text:outline-level="1"><text:span text:style-name="Strong_20_Emphasis"><text:span text:style-name="T3">4.0 Starting logpl</text:span></text:span></text:h>
      <text:h text:style-name="Heading_20_2" text:outline-level="2"><text:span text:style-name="Strong_20_Emphasis"><text:span text:style-name="T14">4.1 The command line</text:span></text:span></text:h>
      <text:h text:style-name="Heading_20_3" text:outline-level="3"><text:span text:style-name="Strong_20_Emphasis"><text:span text:style-name="T5">4.1.1 -cfile</text:span></text:span></text:h>
      <text:p text:style-name="Text_20_body"><text:span text:style-name="Strong_20_Emphasis"><text:span text:style-name="T4">Syntax: </text:span></text:span><text:span text:style-name="Strong_20_Emphasis"><text:span text:style-name="T6">-cfile </text:span></text:span><text:span text:style-name="Strong_20_Emphasis"><text:span text:style-name="T8">filename</text:span></text:span></text:p>
      <text:p text:style-name="Text_20_body"><text:span text:style-name="Strong_20_Emphasis"><text:span text:style-name="T9">To start logpl2 with a command file, use this arguments. Logpl2 will then start up in batch mode and automatically start reading command inputs from the command file specified. If no exit </text:span></text:span><text:soft-page-break/><text:span text:style-name="Strong_20_Emphasis"><text:span text:style-name="T9">command is used, logpl2 will return to the batch mode command line after all commands are executed. </text:span></text:span></text:p>
      <text:h text:style-name="Heading_20_3" text:outline-level="3"><text:span text:style-name="Strong_20_Emphasis"><text:span text:style-name="T5">4.1.2 -cmd</text:span></text:span></text:h>
      <text:p text:style-name="Text_20_body"><text:span text:style-name="Strong_20_Emphasis"><text:span text:style-name="T4">Syntax: </text:span></text:span><text:span text:style-name="Strong_20_Emphasis"><text:span text:style-name="T6">-cmd</text:span></text:span></text:p>
      <text:p text:style-name="Text_20_body"><text:span text:style-name="Strong_20_Emphasis"><text:span text:style-name="T4">This flag makes logpl2 start up in batch mode. By default the GUI will be hidden, but it can be brought up at any time (see section 3.2.16). </text:span></text:span></text:p>
      <text:h text:style-name="Heading_20_3" text:outline-level="3"><text:span text:style-name="Strong_20_Emphasis"><text:span text:style-name="T5">4.1.3 -control</text:span></text:span></text:h>
      <text:p text:style-name="Text_20_body"><text:span text:style-name="Strong_20_Emphasis"><text:span text:style-name="T4">Syntax: </text:span></text:span><text:span text:style-name="Strong_20_Emphasis"><text:span text:style-name="T6">-control </text:span></text:span><text:span text:style-name="Strong_20_Emphasis"><text:span text:style-name="T8">filename</text:span></text:span></text:p>
      <text:p text:style-name="Text_20_body"><text:span text:style-name="Strong_20_Emphasis"><text:span text:style-name="T9">If not using this flag, logpl2 will try to read the control file specified in the I/O settings. If there are no I/O settings, it will try to find default_settings.pkl in the same directory as logpl2. If there is no control file, the edit settings window will appear allowing the user to create a new control file. When either saving or opening a new control file, this control file is set to default. To specify a control file directly on startup, use this flag. </text:span></text:span></text:p>
      <text:h text:style-name="Heading_20_3" text:outline-level="3"><text:span text:style-name="Strong_20_Emphasis"><text:span text:style-name="T5">4.1.4 -f</text:span></text:span></text:h>
      <text:p text:style-name="Text_20_body"><text:span text:style-name="Strong_20_Emphasis"><text:span text:style-name="T4">Syntax: </text:span></text:span><text:span text:style-name="Strong_20_Emphasis"><text:span text:style-name="T6">-f</text:span></text:span></text:p>
      <text:p text:style-name="Text_20_body"><text:span text:style-name="Strong_20_Emphasis"><text:span text:style-name="T4">When logpl2 starts, it checks that the system has Tkinter and is running the required Python version. If not, it will not start. To force skip this, use this argument. Logpl2 will probably crash, but since not all Python versions are tested, it may work. (Python 2.2, 2.3 is not tested). </text:span></text:span></text:p>
      <text:h text:style-name="Heading_20_3" text:outline-level="3"><text:span text:style-name="Strong_20_Emphasis"><text:span text:style-name="T5">4.1.5 -geometry</text:span></text:span></text:h>
      <text:p text:style-name="Text_20_body"><text:span text:style-name="Strong_20_Emphasis"><text:span text:style-name="T4">Syntax: </text:span></text:span><text:span text:style-name="Strong_20_Emphasis"><text:span text:style-name="T6">-geometry WIDTHxHEIGHT+XPOS+YPOS</text:span></text:span></text:p>
      <text:p text:style-name="Text_20_body"><text:span text:style-name="Strong_20_Emphasis"><text:span text:style-name="T6">-geometry +XPOS+YPOS</text:span></text:span></text:p>
      <text:p text:style-name="Text_20_body"><text:span text:style-name="Strong_20_Emphasis"><text:span text:style-name="T6">-geometry WIDTHxHEIGHT</text:span></text:span></text:p>
      <text:p text:style-name="Text_20_body"><text:span text:style-name="Strong_20_Emphasis"><text:span text:style-name="T4">To set the geometry of logpl2, use this arguments. It uses the X11-standard. The default geometry is +1+1 (upper right corner). The default width and height is relative to the screen resolution. The user may resize logpl2 at any time as the user chooses by using the mouse. </text:span></text:span></text:p>
      <text:h text:style-name="Heading_20_3" text:outline-level="3"><text:span text:style-name="Strong_20_Emphasis"><text:span text:style-name="T5">4.1.6 -help</text:span></text:span></text:h>
      <text:p text:style-name="Text_20_body"><text:span text:style-name="Strong_20_Emphasis"><text:span text:style-name="T4">Syntax: -</text:span></text:span><text:span text:style-name="Strong_20_Emphasis"><text:span text:style-name="T6">help</text:span></text:span></text:p>
      <text:p text:style-name="Text_20_body"><text:span text:style-name="Strong_20_Emphasis"><text:span text:style-name="T4">This argument displays a help text for all arguments. </text:span></text:span></text:p>
      <text:h text:style-name="Heading_20_3" text:outline-level="3"><text:span text:style-name="Strong_20_Emphasis"><text:span text:style-name="T5">4.1.7 -log</text:span></text:span></text:h>
      <text:p text:style-name="Text_20_body"><text:span text:style-name="Strong_20_Emphasis"><text:span text:style-name="T4">Syntax: </text:span></text:span><text:span text:style-name="Strong_20_Emphasis"><text:span text:style-name="T6">-log </text:span></text:span><text:span text:style-name="Strong_20_Emphasis"><text:span text:style-name="T8">filename</text:span></text:span></text:p>
      <text:p text:style-name="Text_20_body"><text:span text:style-name="Strong_20_Emphasis"><text:span text:style-name="T9">This flag makes logpl2 open the log </text:span></text:span><text:span text:style-name="Strong_20_Emphasis"><text:span text:style-name="T8">filename</text:span></text:span><text:span text:style-name="Strong_20_Emphasis"><text:span text:style-name="T9"> directly on startup. </text:span></text:span></text:p>
      <text:h text:style-name="Heading_20_3" text:outline-level="3"><text:span text:style-name="Strong_20_Emphasis"><text:span text:style-name="T11">4.1.8 -output</text:span></text:span></text:h>
      <text:p text:style-name="Text_20_body"><text:span text:style-name="Strong_20_Emphasis"><text:span text:style-name="T9">Syntax: </text:span></text:span><text:span text:style-name="Strong_20_Emphasis"><text:span text:style-name="T10">-output printer printer_name</text:span></text:span></text:p>
      <text:p text:style-name="Text_20_body"><text:span text:style-name="Strong_20_Emphasis"><text:span text:style-name="T9">Syntax: </text:span></text:span><text:span text:style-name="Strong_20_Emphasis"><text:span text:style-name="T10">-output file filename</text:span></text:span></text:p>
      <text:p text:style-name="Text_20_body"><text:span text:style-name="Strong_20_Emphasis"><text:span text:style-name="T9">To set a default output source (for instance to be able to use </text:span></text:span><text:span text:style-name="Strong_20_Emphasis"><text:span text:style-name="T10">output=</text:span></text:span><text:span text:style-name="Strong_20_Emphasis"><text:span text:style-name="T9"> in batch mode), this argument is used. If the default output should be a printer, the first argument should be </text:span></text:span><text:span text:style-name="Strong_20_Emphasis"><text:span text:style-name="T10">printer</text:span></text:span><text:span text:style-name="Strong_20_Emphasis"><text:span text:style-name="T9">, and the second argument should be the </text:span></text:span><text:span text:style-name="Strong_20_Emphasis"><text:span text:style-name="T10">printer_name</text:span></text:span><text:span text:style-name="Strong_20_Emphasis"><text:span text:style-name="T9">. If the default output is a file, the first argument should be </text:span></text:span><text:span text:style-name="Strong_20_Emphasis"><text:span text:style-name="T10">file</text:span></text:span><text:span text:style-name="Strong_20_Emphasis"><text:span text:style-name="T9"> and the second argument should be the </text:span></text:span><text:span text:style-name="Strong_20_Emphasis"><text:span text:style-name="T10">filename</text:span></text:span><text:span text:style-name="Strong_20_Emphasis"><text:span text:style-name="T9">. Note that the only </text:span></text:span><text:soft-page-break/><text:span text:style-name="Strong_20_Emphasis"><text:span text:style-name="T9">valid first arguments are </text:span></text:span><text:span text:style-name="Strong_20_Emphasis"><text:span text:style-name="T10">printer</text:span></text:span><text:span text:style-name="Strong_20_Emphasis"><text:span text:style-name="T9"> and </text:span></text:span><text:span text:style-name="Strong_20_Emphasis"><text:span text:style-name="T10">file</text:span></text:span><text:span text:style-name="Strong_20_Emphasis"><text:span text:style-name="T9">. </text:span></text:span></text:p>
      <text:h text:style-name="Heading_20_3" text:outline-level="3"><text:span text:style-name="Strong_20_Emphasis"><text:span text:style-name="T11">4.1.9 -verbose</text:span></text:span></text:h>
      <text:p text:style-name="Text_20_body"><text:span text:style-name="Strong_20_Emphasis"><text:span text:style-name="T9">Syntax: </text:span></text:span><text:span text:style-name="Strong_20_Emphasis"><text:span text:style-name="T10">-verbose</text:span></text:span></text:p>
      <text:p text:style-name="Text_20_body"><text:span text:style-name="Strong_20_Emphasis"><text:span text:style-name="T9">To show all messages in batch mode, use this argument. Otherwise, only error messages are displayed. This does not affect GUI mode in any way.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Monospace" svg:font-family="Monospace" style:font-pitch="fixed"/>
    <style:font-face style:name="Courier" svg:font-family="Courier"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auto-update="true" style:class="text" style:master-page-name="" style:default-outline-level="1">
      <style:paragraph-properties style:page-number="auto"/>
      <style:text-properties fo:font-size="10pt" fo:font-weight="bold" style:font-size-asian="10pt" style:font-weight-asian="bold" style:font-size-complex="10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aption_20_characters" style:display-name="Caption characters" style:family="text"/>
    <style:style style:name="Numbering_20_Symbols" style:display-name="Numbering Symbols" style:family="text"/>
    <style:style style:name="Internet_20_link" style:display-name="Internet link" style:family="text" style:parent-style-name="Caption_20_characters">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Index"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FS Programmer</meta:initial-creator>
    <meta:creation-date>2008-08-08T13:50:02</meta:creation-date>
    <dc:date>2008-10-06T16:17:44</dc:date>
    <dc:language>en-US</dc:language>
    <meta:editing-cycles>198</meta:editing-cycles>
    <meta:editing-duration>P1DT3H3M48S</meta:editing-duration>
    <meta:user-defined meta:name="Info 1"/>
    <meta:user-defined meta:name="Info 2"/>
    <meta:user-defined meta:name="Info 3"/>
    <meta:user-defined meta:name="Info 4"/>
    <meta:document-statistic meta:table-count="0" meta:image-count="0" meta:object-count="0" meta:page-count="18" meta:paragraph-count="390" meta:word-count="6999" meta:character-count="38666"/>
  </office:meta>
</office:document-meta>
</file>